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b888d"/>
    </style:style>
    <style:style style:name="P2" style:family="paragraph" style:parent-style-name="Text_20_body">
      <style:text-properties officeooo:rsid="00192745" officeooo:paragraph-rsid="001ec79b"/>
    </style:style>
    <style:style style:name="P3" style:family="paragraph" style:parent-style-name="Text_20_body">
      <style:text-properties officeooo:rsid="012f8391" officeooo:paragraph-rsid="012f8391"/>
    </style:style>
    <style:style style:name="P4" style:family="paragraph" style:parent-style-name="Text_20_body">
      <style:text-properties officeooo:rsid="0130ff55" officeooo:paragraph-rsid="0130ff55"/>
    </style:style>
    <style:style style:name="P5" style:family="paragraph" style:parent-style-name="Text_20_body">
      <style:text-properties officeooo:rsid="013355e1" officeooo:paragraph-rsid="013355e1"/>
    </style:style>
    <style:style style:name="P6" style:family="paragraph" style:parent-style-name="Text_20_body">
      <style:text-properties officeooo:rsid="0135e2ae" officeooo:paragraph-rsid="0135e2ae"/>
    </style:style>
    <style:style style:name="P7" style:family="paragraph" style:parent-style-name="Text_20_body">
      <style:text-properties officeooo:rsid="013e08bc" officeooo:paragraph-rsid="013e08bc"/>
    </style:style>
    <style:style style:name="P8" style:family="paragraph" style:parent-style-name="Text_20_body">
      <style:text-properties officeooo:rsid="0146e4b9" officeooo:paragraph-rsid="0146e4b9"/>
    </style:style>
    <style:style style:name="P9" style:family="paragraph" style:parent-style-name="Text_20_body">
      <style:text-properties officeooo:rsid="0146e4b9" officeooo:paragraph-rsid="015f740b"/>
    </style:style>
    <style:style style:name="P10" style:family="paragraph" style:parent-style-name="Text_20_body">
      <style:text-properties fo:font-style="italic" officeooo:rsid="017c09b0" officeooo:paragraph-rsid="017c09b0" style:font-style-asian="italic" style:font-style-complex="italic"/>
    </style:style>
    <style:style style:name="P11" style:family="paragraph" style:parent-style-name="Text_20_body">
      <style:text-properties officeooo:rsid="018844cb" officeooo:paragraph-rsid="018844cb"/>
    </style:style>
    <style:style style:name="P12" style:family="paragraph" style:parent-style-name="Text_20_body">
      <style:text-properties officeooo:rsid="018d67ae" officeooo:paragraph-rsid="018d67ae"/>
    </style:style>
    <style:style style:name="P13" style:family="paragraph" style:parent-style-name="Text_20_body">
      <style:text-properties officeooo:rsid="0194aee7" officeooo:paragraph-rsid="0194aee7"/>
    </style:style>
    <style:style style:name="P14" style:family="paragraph" style:parent-style-name="Text_20_body">
      <style:text-properties officeooo:rsid="0196370c" officeooo:paragraph-rsid="0196370c"/>
    </style:style>
    <style:style style:name="P15" style:family="paragraph" style:parent-style-name="Text_20_body">
      <style:text-properties officeooo:paragraph-rsid="01cd2738"/>
    </style:style>
    <style:style style:name="P16" style:family="paragraph" style:parent-style-name="Text_20_body">
      <style:text-properties officeooo:rsid="01dce6b5" officeooo:paragraph-rsid="01dce6b5"/>
    </style:style>
    <style:style style:name="P17" style:family="paragraph" style:parent-style-name="Text_20_body">
      <style:text-properties officeooo:rsid="01f79151" officeooo:paragraph-rsid="01f79151"/>
    </style:style>
    <style:style style:name="P18" style:family="paragraph" style:parent-style-name="Text_20_body">
      <style:text-properties officeooo:rsid="01f817d2" officeooo:paragraph-rsid="01f817d2"/>
    </style:style>
    <style:style style:name="P19" style:family="paragraph" style:parent-style-name="Text_20_body">
      <style:text-properties officeooo:rsid="021475c2" officeooo:paragraph-rsid="021475c2"/>
    </style:style>
    <style:style style:name="P20" style:family="paragraph" style:parent-style-name="Text_20_body">
      <style:text-properties officeooo:rsid="02162011" officeooo:paragraph-rsid="02162011"/>
    </style:style>
    <style:style style:name="P21" style:family="paragraph" style:parent-style-name="Text_20_body">
      <style:text-properties officeooo:rsid="021b9400" officeooo:paragraph-rsid="021b9400"/>
    </style:style>
    <style:style style:name="P22" style:family="paragraph" style:parent-style-name="Text_20_body">
      <style:text-properties officeooo:rsid="021dfc15" officeooo:paragraph-rsid="021dfc15"/>
    </style:style>
    <style:style style:name="P23" style:family="paragraph" style:parent-style-name="Text_20_body">
      <style:text-properties officeooo:rsid="022993d1" officeooo:paragraph-rsid="022993d1"/>
    </style:style>
    <style:style style:name="P24" style:family="paragraph" style:parent-style-name="Text_20_body">
      <style:text-properties officeooo:rsid="022993d1" officeooo:paragraph-rsid="023fa48b"/>
    </style:style>
    <style:style style:name="P25" style:family="paragraph" style:parent-style-name="Text_20_body">
      <style:paragraph-properties style:writing-mode="lr-tb"/>
      <style:text-properties officeooo:rsid="002cae2f" officeooo:paragraph-rsid="002cae2f"/>
    </style:style>
    <style:style style:name="P26" style:family="paragraph" style:parent-style-name="Text_20_body">
      <style:paragraph-properties style:writing-mode="lr-tb"/>
      <style:text-properties officeooo:rsid="00303dd9" officeooo:paragraph-rsid="00303dd9"/>
    </style:style>
    <style:style style:name="P27" style:family="paragraph" style:parent-style-name="Text_20_body">
      <style:paragraph-properties style:writing-mode="lr-tb"/>
      <style:text-properties officeooo:rsid="00192745" officeooo:paragraph-rsid="0043aa42"/>
    </style:style>
    <style:style style:name="P28" style:family="paragraph" style:parent-style-name="Text_20_body">
      <style:paragraph-properties style:writing-mode="lr-tb"/>
      <style:text-properties officeooo:rsid="0075bbdc" officeooo:paragraph-rsid="007a0e85"/>
    </style:style>
    <style:style style:name="P29" style:family="paragraph" style:parent-style-name="Text_20_body">
      <style:paragraph-properties style:writing-mode="lr-tb"/>
      <style:text-properties officeooo:rsid="0087a2ab" officeooo:paragraph-rsid="0087a2ab"/>
    </style:style>
    <style:style style:name="P30" style:family="paragraph" style:parent-style-name="Text_20_body">
      <style:paragraph-properties style:writing-mode="lr-tb"/>
      <style:text-properties officeooo:rsid="008be6ba" officeooo:paragraph-rsid="008be6ba"/>
    </style:style>
    <style:style style:name="P31" style:family="paragraph" style:parent-style-name="Text_20_body">
      <style:paragraph-properties style:writing-mode="lr-tb"/>
      <style:text-properties officeooo:rsid="00c4b030" officeooo:paragraph-rsid="00e3c1c6"/>
    </style:style>
    <style:style style:name="P32" style:family="paragraph" style:parent-style-name="Text_20_body">
      <style:paragraph-properties style:writing-mode="lr-tb"/>
      <style:text-properties officeooo:rsid="00cfa179" officeooo:paragraph-rsid="00d8dfb4"/>
    </style:style>
    <style:style style:name="P33" style:family="paragraph" style:parent-style-name="Text_20_body">
      <style:paragraph-properties style:writing-mode="lr-tb"/>
      <style:text-properties officeooo:rsid="00d5018d" officeooo:paragraph-rsid="00d5018d"/>
    </style:style>
    <style:style style:name="P34" style:family="paragraph" style:parent-style-name="Text_20_body">
      <style:paragraph-properties style:writing-mode="lr-tb"/>
      <style:text-properties officeooo:rsid="00d774c2" officeooo:paragraph-rsid="00fc31b9"/>
    </style:style>
    <style:style style:name="P35" style:family="paragraph" style:parent-style-name="Text_20_body">
      <style:paragraph-properties style:writing-mode="lr-tb"/>
      <style:text-properties officeooo:rsid="00efc5c1" officeooo:paragraph-rsid="00efc5c1"/>
    </style:style>
    <style:style style:name="P36" style:family="paragraph" style:parent-style-name="Text_20_body">
      <style:paragraph-properties style:writing-mode="lr-tb"/>
      <style:text-properties officeooo:rsid="00efc5c1" officeooo:paragraph-rsid="00fc31b9"/>
    </style:style>
    <style:style style:name="P37" style:family="paragraph" style:parent-style-name="Text_20_body">
      <style:paragraph-properties style:writing-mode="lr-tb"/>
      <style:text-properties officeooo:rsid="00f330f4" officeooo:paragraph-rsid="00f330f4"/>
    </style:style>
    <style:style style:name="P38" style:family="paragraph" style:parent-style-name="Text_20_body">
      <style:paragraph-properties style:writing-mode="lr-tb"/>
      <style:text-properties officeooo:rsid="00f65d58" officeooo:paragraph-rsid="00f65d58"/>
    </style:style>
    <style:style style:name="P39" style:family="paragraph" style:parent-style-name="Text_20_body">
      <style:paragraph-properties style:writing-mode="lr-tb"/>
      <style:text-properties officeooo:rsid="00fcb5a2" officeooo:paragraph-rsid="00fcb5a2"/>
    </style:style>
    <style:style style:name="P40" style:family="paragraph" style:parent-style-name="Text_20_body">
      <style:paragraph-properties style:writing-mode="lr-tb"/>
      <style:text-properties officeooo:rsid="013355e1" officeooo:paragraph-rsid="013355e1"/>
    </style:style>
    <style:style style:name="P41" style:family="paragraph" style:parent-style-name="Text_20_body">
      <style:paragraph-properties style:writing-mode="lr-tb"/>
      <style:text-properties officeooo:rsid="0144eb7d" officeooo:paragraph-rsid="0144eb7d"/>
    </style:style>
    <style:style style:name="P42" style:family="paragraph" style:parent-style-name="Standard">
      <style:paragraph-properties style:writing-mode="lr-tb"/>
      <style:text-properties officeooo:rsid="00b117a1" officeooo:paragraph-rsid="006eb7ae"/>
    </style:style>
    <style:style style:name="P43" style:family="paragraph" style:parent-style-name="Pseudocode">
      <style:paragraph-properties style:writing-mode="lr-tb"/>
      <style:text-properties officeooo:rsid="01e265f1" officeooo:paragraph-rsid="01e265f1"/>
    </style:style>
    <style:style style:name="P44"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13e08bc" officeooo:paragraph-rsid="013e08bc"/>
    </style:style>
    <style:style style:name="P45"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232e996" officeooo:paragraph-rsid="023a051a"/>
    </style:style>
    <style:style style:name="P46"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146e4b9" officeooo:paragraph-rsid="0146e4b9"/>
    </style:style>
    <style:style style:name="P47"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writing-mode="page"/>
      <style:text-properties officeooo:rsid="0232e996" officeooo:paragraph-rsid="0232e996"/>
    </style:style>
    <style:style style:name="P48" style:family="paragraph" style:parent-style-name="Text_20_body">
      <style:paragraph-properties fo:break-before="page"/>
    </style:style>
    <style:style style:name="P49" style:family="paragraph" style:parent-style-name="Text_20_body">
      <style:paragraph-properties fo:break-before="page"/>
      <style:text-properties officeooo:rsid="01821327" officeooo:paragraph-rsid="01821327"/>
    </style:style>
    <style:style style:name="P50" style:family="paragraph" style:parent-style-name="Pseudocode">
      <style:text-properties officeooo:paragraph-rsid="01966163"/>
    </style:style>
    <style:style style:name="P51" style:family="paragraph" style:parent-style-name="Pseudocode">
      <style:text-properties officeooo:paragraph-rsid="01b8fe08"/>
    </style:style>
    <style:style style:name="P52" style:family="paragraph" style:parent-style-name="Pseudocode">
      <style:text-properties officeooo:rsid="01e265f1" officeooo:paragraph-rsid="01e265f1"/>
    </style:style>
    <style:style style:name="P53" style:family="paragraph" style:parent-style-name="Pseudocode">
      <style:text-properties officeooo:rsid="01e265f1" officeooo:paragraph-rsid="01eb142b"/>
    </style:style>
    <style:style style:name="P54" style:family="paragraph" style:parent-style-name="Pseudocode">
      <style:text-properties officeooo:rsid="01e47ce3" officeooo:paragraph-rsid="01e47ce3"/>
    </style:style>
    <style:style style:name="P55" style:family="paragraph" style:parent-style-name="Pseudocode">
      <style:text-properties fo:color="#72bf44" officeooo:rsid="01dce6b5" officeooo:paragraph-rsid="01dce6b5"/>
    </style:style>
    <style:style style:name="P56" style:family="paragraph" style:parent-style-name="Pseudocode">
      <style:text-properties fo:color="#72bf44" officeooo:rsid="01e265f1" officeooo:paragraph-rsid="01e265f1"/>
    </style:style>
    <style:style style:name="P57" style:family="paragraph" style:parent-style-name="Standard">
      <style:text-properties officeooo:paragraph-rsid="01b3a2d9"/>
    </style:style>
    <style:style style:name="P58" style:family="paragraph" style:parent-style-name="Standard">
      <style:text-properties officeooo:paragraph-rsid="01b8fe08"/>
    </style:style>
    <style:style style:name="P59" style:family="paragraph" style:parent-style-name="Standard">
      <style:text-properties officeooo:paragraph-rsid="01c22fc8"/>
    </style:style>
    <style:style style:name="P60" style:family="paragraph" style:parent-style-name="Text_20_body" style:master-page-name="">
      <loext:graphic-properties draw:fill="none"/>
      <style:paragraph-properties fo:margin-left="2.499cm" fo:margin-right="0cm" fo:margin-top="0cm" fo:margin-bottom="0.247cm" loext:contextual-spacing="false" fo:line-height="120%" fo:text-indent="0cm" style:auto-text-indent="false" style:page-number="auto" fo:background-color="transparent" style:writing-mode="page"/>
      <style:text-properties officeooo:rsid="022993d1" officeooo:paragraph-rsid="022993d1"/>
    </style:style>
    <style:style style:name="P61" style:family="paragraph" style:parent-style-name="Text_20_body">
      <loext:graphic-properties draw:fill="none"/>
      <style:paragraph-properties fo:margin-left="2.499cm" fo:margin-right="0cm" fo:margin-top="0cm" fo:margin-bottom="0.247cm" loext:contextual-spacing="false" fo:line-height="120%" fo:text-indent="0cm" style:auto-text-indent="false" fo:background-color="transparent" style:writing-mode="page"/>
      <style:text-properties officeooo:rsid="022993d1" officeooo:paragraph-rsid="022993d1"/>
    </style:style>
    <style:style style:name="P62" style:family="paragraph" style:parent-style-name="Text_20_body">
      <loext:graphic-properties draw:fill="none"/>
      <style:paragraph-properties fo:margin-left="2.499cm" fo:margin-right="0cm" fo:margin-top="0cm" fo:margin-bottom="0.247cm" loext:contextual-spacing="false" fo:line-height="120%" fo:text-indent="0cm" style:auto-text-indent="false" fo:background-color="transparent" style:writing-mode="page"/>
      <style:text-properties officeooo:rsid="022a1c13" officeooo:paragraph-rsid="022a1c13"/>
    </style:style>
    <style:style style:name="P6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00494" officeooo:paragraph-rsid="0247a3b6"/>
    </style:style>
    <style:style style:name="P6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16e13" officeooo:paragraph-rsid="02316e13"/>
    </style:style>
    <style:style style:name="P6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1b6d5" officeooo:paragraph-rsid="0231b6d5"/>
    </style:style>
    <style:style style:name="P66"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2e996" officeooo:paragraph-rsid="0232e996"/>
    </style:style>
    <style:style style:name="P6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a051a" officeooo:paragraph-rsid="023a051a"/>
    </style:style>
    <style:style style:name="P68"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df876" officeooo:paragraph-rsid="023df876"/>
    </style:style>
    <style:style style:name="P69"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fa48b" officeooo:paragraph-rsid="023fa48b"/>
    </style:style>
    <style:style style:name="P70"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writing-mode="page"/>
      <style:text-properties officeooo:rsid="0247a3b6" officeooo:paragraph-rsid="0247a3b6"/>
    </style:style>
    <style:style style:name="P71" style:family="paragraph" style:parent-style-name="Text_20_body">
      <loext:graphic-properties draw:fill="none"/>
      <style:paragraph-properties fo:margin-top="0cm" fo:margin-bottom="0.247cm" loext:contextual-spacing="false" fo:line-height="120%" fo:background-color="transparent" style:writing-mode="page"/>
      <style:text-properties officeooo:rsid="0259c203" officeooo:paragraph-rsid="0259c203"/>
    </style:style>
    <style:style style:name="P72" style:family="paragraph" style:parent-style-name="Heading_20_1">
      <style:text-properties officeooo:rsid="000b888d" officeooo:paragraph-rsid="000b888d"/>
    </style:style>
    <style:style style:name="P73" style:family="paragraph" style:parent-style-name="Heading_20_1" style:list-style-name="">
      <style:text-properties officeooo:rsid="017c09b0" officeooo:paragraph-rsid="017c09b0"/>
    </style:style>
    <style:style style:name="P74" style:family="paragraph" style:parent-style-name="Heading_20_1" style:list-style-name="" style:master-page-name="Standard">
      <style:paragraph-properties style:page-number="auto"/>
      <style:text-properties officeooo:rsid="000ca87d" officeooo:paragraph-rsid="000ca87d"/>
    </style:style>
    <style:style style:name="P75" style:family="paragraph" style:parent-style-name="Heading_20_1">
      <style:paragraph-properties fo:break-before="page"/>
    </style:style>
    <style:style style:name="P76" style:family="paragraph" style:parent-style-name="Heading_20_1" style:master-page-name="Landscape">
      <style:paragraph-properties style:page-number="auto"/>
    </style:style>
    <style:style style:name="P77" style:family="paragraph" style:parent-style-name="Text_20_body" style:list-style-name="">
      <style:text-properties officeooo:rsid="000ca87d" officeooo:paragraph-rsid="000ca87d"/>
    </style:style>
    <style:style style:name="P78" style:family="paragraph" style:parent-style-name="Text_20_body" style:list-style-name="">
      <style:text-properties style:font-name="Liberation Sans" officeooo:rsid="000ca87d" officeooo:paragraph-rsid="000ca87d"/>
    </style:style>
    <style:style style:name="P79" style:family="paragraph" style:parent-style-name="Text_20_body" style:list-style-name="L3"/>
    <style:style style:name="P80" style:family="paragraph" style:parent-style-name="Text_20_body" style:list-style-name="L4">
      <style:text-properties officeooo:paragraph-rsid="0130ff55"/>
    </style:style>
    <style:style style:name="P81" style:family="paragraph" style:parent-style-name="Text_20_body" style:list-style-name="L4">
      <style:text-properties officeooo:rsid="0130ff55" officeooo:paragraph-rsid="0130ff55"/>
    </style:style>
    <style:style style:name="P82" style:family="paragraph" style:parent-style-name="Text_20_body" style:list-style-name="L5">
      <style:text-properties officeooo:rsid="0135e2ae" officeooo:paragraph-rsid="0135e2ae"/>
    </style:style>
    <style:style style:name="P83" style:family="paragraph" style:parent-style-name="Text_20_body" style:list-style-name="L5">
      <style:text-properties officeooo:rsid="0137babd" officeooo:paragraph-rsid="0137babd"/>
    </style:style>
    <style:style style:name="P84" style:family="paragraph" style:parent-style-name="Text_20_body" style:list-style-name="L6">
      <style:text-properties officeooo:rsid="018d67ae" officeooo:paragraph-rsid="018d67ae"/>
    </style:style>
    <style:style style:name="P85" style:family="paragraph" style:parent-style-name="Text_20_body">
      <style:text-properties officeooo:rsid="0194aee7" officeooo:paragraph-rsid="0194aee7"/>
    </style:style>
    <style:style style:name="P86" style:family="paragraph" style:parent-style-name="Text_20_body">
      <style:text-properties officeooo:rsid="022a1c13" officeooo:paragraph-rsid="023fa48b"/>
    </style:style>
    <style:style style:name="P87" style:family="paragraph" style:parent-style-name="Text_20_body">
      <style:text-properties officeooo:rsid="01927a49" officeooo:paragraph-rsid="01927a49"/>
    </style:style>
    <style:style style:name="P88" style:family="paragraph" style:parent-style-name="Text_20_body">
      <style:text-properties officeooo:paragraph-rsid="02a860dc"/>
    </style:style>
    <style:style style:name="P89" style:family="paragraph" style:parent-style-name="Text_20_body">
      <style:text-properties officeooo:rsid="018b1cba" officeooo:paragraph-rsid="018b1cba"/>
    </style:style>
    <style:style style:name="P90" style:family="paragraph" style:parent-style-name="Text_20_body" style:list-style-name="L1">
      <style:paragraph-properties style:writing-mode="lr-tb"/>
      <style:text-properties officeooo:rsid="0033e8c6" officeooo:paragraph-rsid="001ec79b"/>
    </style:style>
    <style:style style:name="P91" style:family="paragraph" style:parent-style-name="Text_20_body" style:list-style-name="L1">
      <style:paragraph-properties style:writing-mode="lr-tb"/>
      <style:text-properties officeooo:rsid="001ec79b" officeooo:paragraph-rsid="001ec79b"/>
    </style:style>
    <style:style style:name="P92" style:family="paragraph" style:parent-style-name="Text_20_body" style:list-style-name="L1">
      <style:paragraph-properties style:writing-mode="lr-tb"/>
      <style:text-properties officeooo:rsid="0024486f" officeooo:paragraph-rsid="0024486f"/>
    </style:style>
    <style:style style:name="P93" style:family="paragraph" style:parent-style-name="Text_20_body" style:list-style-name="L2">
      <style:paragraph-properties style:writing-mode="lr-tb"/>
      <style:text-properties officeooo:rsid="002eb7ae" officeooo:paragraph-rsid="002eb7ae"/>
    </style:style>
    <style:style style:name="P94" style:family="paragraph" style:parent-style-name="Text_20_body" style:list-style-name="L2">
      <style:paragraph-properties style:writing-mode="lr-tb"/>
      <style:text-properties officeooo:rsid="00324df4" officeooo:paragraph-rsid="00324df4"/>
    </style:style>
    <style:style style:name="P95" style:family="paragraph" style:parent-style-name="Text_20_body">
      <style:paragraph-properties style:writing-mode="lr-tb"/>
      <style:text-properties officeooo:rsid="00192745" officeooo:paragraph-rsid="001ec79b"/>
    </style:style>
    <style:style style:name="P96" style:family="paragraph" style:parent-style-name="Text_20_body">
      <style:paragraph-properties style:writing-mode="lr-tb"/>
      <style:text-properties officeooo:rsid="02979495" officeooo:paragraph-rsid="02979495"/>
    </style:style>
    <style:style style:name="P97" style:family="paragraph" style:parent-style-name="Text_20_body" style:list-style-name="L7">
      <loext:graphic-properties draw:fill="none"/>
      <style:paragraph-properties fo:margin-top="0cm" fo:margin-bottom="0.247cm" loext:contextual-spacing="false" fo:line-height="120%" fo:background-color="transparent" style:writing-mode="page"/>
      <style:text-properties officeooo:rsid="0232e996" officeooo:paragraph-rsid="0232e996"/>
    </style:style>
    <style:style style:name="P98" style:family="paragraph" style:parent-style-name="Text_20_body" style:master-page-name="">
      <loext:graphic-properties draw:fill="none"/>
      <style:paragraph-properties fo:margin-left="2.6cm" fo:margin-right="0cm" fo:margin-top="0cm" fo:margin-bottom="0.247cm" loext:contextual-spacing="false" fo:line-height="120%" fo:text-indent="0cm" style:auto-text-indent="false" style:page-number="auto" fo:background-color="transparent" style:writing-mode="lr-tb"/>
    </style:style>
    <style:style style:name="P99" style:family="paragraph" style:parent-style-name="Heading_20_3">
      <style:paragraph-properties fo:break-before="page"/>
    </style:style>
    <style:style style:name="P100" style:family="paragraph" style:parent-style-name="Pseudocode">
      <style:text-properties officeooo:rsid="01e265f1" officeooo:paragraph-rsid="01e265f1"/>
    </style:style>
    <style:style style:name="P10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align="center" fo:text-indent="0cm"/>
    </style:style>
    <style:style style:name="P10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104" style:family="paragraph">
      <style:paragraph-properties fo:margin-left="0cm" fo:margin-right="0cm" fo:margin-top="0cm" fo:margin-bottom="0cm" fo:line-height="100%" fo:text-align="start" fo:text-indent="0cm"/>
    </style:style>
    <style:style style:name="P105"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10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7" style:family="paragraph">
      <style:paragraph-properties fo:margin-left="0cm" fo:margin-right="0cm" fo:margin-top="0cm" fo:margin-bottom="1cm" fo:line-height="100%" fo:text-align="center" fo:text-indent="0cm"/>
    </style:style>
    <style:style style:name="P108" style:family="paragraph">
      <loext:graphic-properties draw:fill="none" draw:fill-color="#ffffff"/>
      <style:paragraph-properties fo:margin-left="0cm" fo:margin-right="0cm" fo:margin-top="0cm" fo:margin-bottom="1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0" style:family="paragraph">
      <loext:graphic-properties draw:fill="solid" draw:fill-color="#ffffff" draw:opacity="51%"/>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1" style:family="paragraph">
      <loext:graphic-properties draw:fill="solid" draw:fill-color="#ffffff" draw:opacity="50%"/>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2" style:family="paragraph">
      <loext:graphic-properties draw:fill="solid" draw:fill-color="#ffffff" draw:opacity="49%"/>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3"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4"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1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6"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1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9" style:family="paragraph">
      <style:paragraph-properties fo:margin-left="0cm" fo:margin-right="0cm" fo:margin-top="0cm" fo:margin-bottom="0cm" fo:line-height="100%" fo:text-indent="0cm"/>
    </style:style>
    <style:style style:name="P120"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edfbb"/>
    </style:style>
    <style:style style:name="T2" style:family="text">
      <style:text-properties fo:font-weight="bold" style:font-weight-asian="bold" style:font-weight-complex="bold"/>
    </style:style>
    <style:style style:name="T3" style:family="text">
      <style:text-properties fo:font-weight="bold" officeooo:rsid="002eb7ae" style:font-weight-asian="bold" style:font-weight-complex="bold"/>
    </style:style>
    <style:style style:name="T4" style:family="text">
      <style:text-properties fo:font-weight="bold" officeooo:rsid="0033e8c6" style:font-weight-asian="bold" style:font-weight-complex="bold"/>
    </style:style>
    <style:style style:name="T5" style:family="text">
      <style:text-properties fo:font-weight="bold" officeooo:rsid="00340b4f" style:font-weight-asian="bold" style:font-weight-complex="bold"/>
    </style:style>
    <style:style style:name="T6" style:family="text">
      <style:text-properties fo:font-weight="bold" officeooo:rsid="0043aa42" style:font-weight-asian="bold" style:font-weight-complex="bold"/>
    </style:style>
    <style:style style:name="T7" style:family="text">
      <style:text-properties fo:font-weight="bold" officeooo:rsid="0066a51f" style:font-weight-asian="bold" style:font-weight-complex="bold"/>
    </style:style>
    <style:style style:name="T8" style:family="text">
      <style:text-properties fo:font-weight="bold" officeooo:rsid="006f9d45" style:font-weight-asian="bold" style:font-weight-complex="bold"/>
    </style:style>
    <style:style style:name="T9" style:family="text">
      <style:text-properties fo:font-weight="bold" officeooo:rsid="0077b284" style:font-weight-asian="bold" style:font-weight-complex="bold"/>
    </style:style>
    <style:style style:name="T10" style:family="text">
      <style:text-properties fo:font-weight="bold" officeooo:rsid="01abafd2" style:font-weight-asian="bold" style:font-weight-complex="bold"/>
    </style:style>
    <style:style style:name="T11" style:family="text">
      <style:text-properties fo:font-weight="bold" officeooo:rsid="022a1c13" style:font-weight-asian="bold" style:font-weight-complex="bold"/>
    </style:style>
    <style:style style:name="T12" style:family="text">
      <style:text-properties fo:font-weight="bold" officeooo:rsid="0266e212" style:font-weight-asian="bold" style:font-weight-complex="bold"/>
    </style:style>
    <style:style style:name="T13" style:family="text">
      <style:text-properties fo:font-weight="bold" officeooo:rsid="029d251b" style:font-weight-asian="bold" style:font-weight-complex="bold"/>
    </style:style>
    <style:style style:name="T14" style:family="text">
      <style:text-properties officeooo:rsid="00192745"/>
    </style:style>
    <style:style style:name="T15" style:family="text">
      <style:text-properties officeooo:rsid="001ec79b"/>
    </style:style>
    <style:style style:name="T16" style:family="text">
      <style:text-properties officeooo:rsid="00256be7"/>
    </style:style>
    <style:style style:name="T17" style:family="text">
      <style:text-properties officeooo:rsid="002eb7ae"/>
    </style:style>
    <style:style style:name="T18" style:family="text">
      <style:text-properties officeooo:rsid="00340b4f"/>
    </style:style>
    <style:style style:name="T19" style:family="text">
      <style:text-properties officeooo:rsid="00353a40"/>
    </style:style>
    <style:style style:name="T20" style:family="text">
      <style:text-properties officeooo:rsid="00372fc1"/>
    </style:style>
    <style:style style:name="T21" style:family="text">
      <style:text-properties officeooo:rsid="003c92db"/>
    </style:style>
    <style:style style:name="T22" style:family="text">
      <style:text-properties officeooo:rsid="003deaee"/>
    </style:style>
    <style:style style:name="T23" style:family="text">
      <style:text-properties officeooo:rsid="004104fb"/>
    </style:style>
    <style:style style:name="T24" style:family="text">
      <style:text-properties officeooo:rsid="0043aa42"/>
    </style:style>
    <style:style style:name="T25" style:family="text">
      <style:text-properties fo:font-style="italic" style:font-style-asian="italic" style:font-style-complex="italic"/>
    </style:style>
    <style:style style:name="T26" style:family="text">
      <style:text-properties fo:font-style="italic" officeooo:rsid="0043aa42" style:font-style-asian="italic" style:font-style-complex="italic"/>
    </style:style>
    <style:style style:name="T27" style:family="text">
      <style:text-properties fo:font-style="italic" officeooo:rsid="004c2ba3" style:font-style-asian="italic" style:font-style-complex="italic"/>
    </style:style>
    <style:style style:name="T28" style:family="text">
      <style:text-properties fo:font-style="italic" officeooo:rsid="0058f4de" style:font-style-asian="italic" style:font-style-complex="italic"/>
    </style:style>
    <style:style style:name="T29" style:family="text">
      <style:text-properties fo:font-style="italic" officeooo:rsid="0065c9d4" style:font-style-asian="italic" style:font-style-complex="italic"/>
    </style:style>
    <style:style style:name="T30" style:family="text">
      <style:text-properties fo:font-style="italic" officeooo:rsid="006a66ab" style:font-style-asian="italic" style:font-style-complex="italic"/>
    </style:style>
    <style:style style:name="T31" style:family="text">
      <style:text-properties fo:font-style="italic" officeooo:rsid="006d9b9c" style:font-style-asian="italic" style:font-style-complex="italic"/>
    </style:style>
    <style:style style:name="T32" style:family="text">
      <style:text-properties fo:font-style="italic" officeooo:rsid="00b75a91" style:font-style-asian="italic" style:font-style-complex="italic"/>
    </style:style>
    <style:style style:name="T33" style:family="text">
      <style:text-properties fo:font-style="italic" officeooo:rsid="00cb20ca" style:font-style-asian="italic" style:font-style-complex="italic"/>
    </style:style>
    <style:style style:name="T34" style:family="text">
      <style:text-properties fo:font-style="italic" officeooo:rsid="00d0f8c5" style:font-style-asian="italic" style:font-style-complex="italic"/>
    </style:style>
    <style:style style:name="T35" style:family="text">
      <style:text-properties fo:font-style="italic" officeooo:rsid="008e7180" style:font-style-asian="italic" style:font-style-complex="italic"/>
    </style:style>
    <style:style style:name="T36" style:family="text">
      <style:text-properties fo:font-style="italic" officeooo:rsid="0130ff55" style:font-style-asian="italic" style:font-style-complex="italic"/>
    </style:style>
    <style:style style:name="T37" style:family="text">
      <style:text-properties fo:font-style="italic" officeooo:rsid="013b44fa" style:font-style-asian="italic" style:font-style-complex="italic"/>
    </style:style>
    <style:style style:name="T38" style:family="text">
      <style:text-properties fo:font-style="italic" officeooo:rsid="02204de0" style:font-style-asian="italic" style:font-style-complex="italic"/>
    </style:style>
    <style:style style:name="T39" style:family="text">
      <style:text-properties fo:font-style="italic" officeooo:rsid="022a1c13"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5087fb" style:font-style-asian="italic" style:font-weight-asian="bold" style:font-style-complex="italic" style:font-weight-complex="bold"/>
    </style:style>
    <style:style style:name="T42" style:family="text">
      <style:text-properties fo:font-style="italic" fo:font-weight="bold" officeooo:rsid="01dce6b5" style:font-style-asian="italic" style:font-weight-asian="bold" style:font-style-complex="italic" style:font-weight-complex="bold"/>
    </style:style>
    <style:style style:name="T43" style:family="text">
      <style:text-properties fo:font-style="italic" fo:font-weight="normal" officeooo:rsid="0120d2de" style:font-style-asian="italic" style:font-weight-asian="normal" style:font-style-complex="italic" style:font-weight-complex="normal"/>
    </style:style>
    <style:style style:name="T44" style:family="text">
      <style:text-properties officeooo:rsid="0047210e"/>
    </style:style>
    <style:style style:name="T45" style:family="text">
      <style:text-properties officeooo:rsid="0047e5e8"/>
    </style:style>
    <style:style style:name="T46" style:family="text">
      <style:text-properties officeooo:rsid="004c2ba3"/>
    </style:style>
    <style:style style:name="T47" style:family="text">
      <style:text-properties officeooo:rsid="005087fb"/>
    </style:style>
    <style:style style:name="T48" style:family="text">
      <style:text-properties officeooo:rsid="0055a3df"/>
    </style:style>
    <style:style style:name="T49" style:family="text">
      <style:text-properties officeooo:rsid="0058f4de"/>
    </style:style>
    <style:style style:name="T50" style:family="text">
      <style:text-properties officeooo:rsid="0065c9d4"/>
    </style:style>
    <style:style style:name="T51" style:family="text">
      <style:text-properties fo:font-style="normal" officeooo:rsid="006d9b9c" style:font-style-asian="normal" style:font-style-complex="normal"/>
    </style:style>
    <style:style style:name="T52" style:family="text">
      <style:text-properties fo:font-style="normal" officeooo:rsid="013233f9" style:font-style-asian="normal" style:font-style-complex="normal"/>
    </style:style>
    <style:style style:name="T53" style:family="text">
      <style:text-properties fo:font-style="normal" officeooo:rsid="027d7c4f" style:font-style-asian="normal" style:font-style-complex="normal"/>
    </style:style>
    <style:style style:name="T54" style:family="text">
      <style:text-properties fo:font-style="normal" officeooo:rsid="027e03f3"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120d2de" style:font-style-asian="normal" style:font-weight-asian="normal" style:font-style-complex="normal" style:font-weight-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officeooo:rsid="006a66ab"/>
    </style:style>
    <style:style style:name="T59" style:family="text">
      <style:text-properties officeooo:rsid="006d9b9c"/>
    </style:style>
    <style:style style:name="T60" style:family="text">
      <style:text-properties officeooo:rsid="006e52a5"/>
    </style:style>
    <style:style style:name="T61" style:family="text">
      <style:text-properties officeooo:rsid="00715d15"/>
    </style:style>
    <style:style style:name="T62" style:family="text">
      <style:text-properties officeooo:rsid="0077d663"/>
    </style:style>
    <style:style style:name="T63" style:family="text">
      <style:text-properties officeooo:rsid="00786eee"/>
    </style:style>
    <style:style style:name="T64" style:family="text">
      <style:text-properties officeooo:rsid="00786fda"/>
    </style:style>
    <style:style style:name="T65" style:family="text">
      <style:text-properties officeooo:rsid="007a0e85"/>
    </style:style>
    <style:style style:name="T66" style:family="text">
      <style:text-properties officeooo:rsid="007bb641"/>
    </style:style>
    <style:style style:name="T67" style:family="text">
      <style:text-properties officeooo:rsid="00883eca"/>
    </style:style>
    <style:style style:name="T68" style:family="text">
      <style:text-properties officeooo:rsid="008e7180"/>
    </style:style>
    <style:style style:name="T69" style:family="text">
      <style:text-properties officeooo:rsid="0090ae53"/>
    </style:style>
    <style:style style:name="T70" style:family="text">
      <style:text-properties officeooo:rsid="00933c12"/>
    </style:style>
    <style:style style:name="T71" style:family="text">
      <style:text-properties officeooo:rsid="0094a5b5"/>
    </style:style>
    <style:style style:name="T72" style:family="text">
      <style:text-properties officeooo:rsid="00975ae4"/>
    </style:style>
    <style:style style:name="T73" style:family="text">
      <style:text-properties officeooo:rsid="00993f64"/>
    </style:style>
    <style:style style:name="T74" style:family="text">
      <style:text-properties officeooo:rsid="00a0139f"/>
    </style:style>
    <style:style style:name="T75" style:family="text">
      <style:text-properties officeooo:rsid="00a118ed"/>
    </style:style>
    <style:style style:name="T76" style:family="text">
      <style:text-properties officeooo:rsid="00ab17c3"/>
    </style:style>
    <style:style style:name="T77" style:family="text">
      <style:text-properties officeooo:rsid="00b1efa0"/>
    </style:style>
    <style:style style:name="T78" style:family="text">
      <style:text-properties officeooo:rsid="00b52111"/>
    </style:style>
    <style:style style:name="T79" style:family="text">
      <style:text-properties officeooo:rsid="00b75a91"/>
    </style:style>
    <style:style style:name="T80" style:family="text">
      <style:text-properties officeooo:rsid="00c67c03"/>
    </style:style>
    <style:style style:name="T81" style:family="text">
      <style:text-properties officeooo:rsid="00c935d5"/>
    </style:style>
    <style:style style:name="T82" style:family="text">
      <style:text-properties officeooo:rsid="00cb20ca"/>
    </style:style>
    <style:style style:name="T83" style:family="text">
      <style:text-properties officeooo:rsid="00d0f8c5"/>
    </style:style>
    <style:style style:name="T84" style:family="text">
      <style:text-properties officeooo:rsid="00d6d002"/>
    </style:style>
    <style:style style:name="T85" style:family="text">
      <style:text-properties officeooo:rsid="00d8dfb4"/>
    </style:style>
    <style:style style:name="T86" style:family="text">
      <style:text-properties officeooo:rsid="00dd1671"/>
    </style:style>
    <style:style style:name="T87" style:family="text">
      <style:text-properties officeooo:rsid="00e3c1c6"/>
    </style:style>
    <style:style style:name="T88" style:family="text">
      <style:text-properties officeooo:rsid="00f3e0b0"/>
    </style:style>
    <style:style style:name="T89" style:family="text">
      <style:text-properties officeooo:rsid="00fe8ede"/>
    </style:style>
    <style:style style:name="T90" style:family="text">
      <style:text-properties officeooo:rsid="0115a040"/>
    </style:style>
    <style:style style:name="T91" style:family="text">
      <style:text-properties officeooo:rsid="0125d41d"/>
    </style:style>
    <style:style style:name="T92" style:family="text">
      <style:text-properties officeooo:rsid="0130ff55"/>
    </style:style>
    <style:style style:name="T93" style:family="text">
      <style:text-properties style:text-position="super 58%"/>
    </style:style>
    <style:style style:name="T94" style:family="text">
      <style:text-properties officeooo:rsid="0137babd"/>
    </style:style>
    <style:style style:name="T95" style:family="text">
      <style:text-properties officeooo:rsid="0139b44d"/>
    </style:style>
    <style:style style:name="T96" style:family="text">
      <style:text-properties officeooo:rsid="013b44fa"/>
    </style:style>
    <style:style style:name="T97" style:family="text">
      <style:text-properties officeooo:rsid="013c1e49"/>
    </style:style>
    <style:style style:name="T98" style:family="text">
      <style:text-properties officeooo:rsid="013e08bc"/>
    </style:style>
    <style:style style:name="T99" style:family="text">
      <style:text-properties officeooo:rsid="01412ab5"/>
    </style:style>
    <style:style style:name="T100" style:family="text">
      <style:text-properties officeooo:rsid="0142bf61"/>
    </style:style>
    <style:style style:name="T101" style:family="text">
      <style:text-properties fo:color="#72bf44"/>
    </style:style>
    <style:style style:name="T102" style:family="text">
      <style:text-properties fo:color="#72bf44" officeooo:rsid="0148d83e"/>
    </style:style>
    <style:style style:name="T103" style:family="text">
      <style:text-properties fo:color="#72bf44" officeooo:rsid="013e08bc"/>
    </style:style>
    <style:style style:name="T104" style:family="text">
      <style:text-properties fo:color="#72bf44" officeooo:rsid="016ac37f"/>
    </style:style>
    <style:style style:name="T105" style:family="text">
      <style:text-properties fo:color="#72bf44" officeooo:rsid="01966163"/>
    </style:style>
    <style:style style:name="T106" style:family="text">
      <style:text-properties fo:color="#72bf44" officeooo:rsid="01abafd2"/>
    </style:style>
    <style:style style:name="T107" style:family="text">
      <style:text-properties fo:color="#72bf44" officeooo:rsid="01eb142b"/>
    </style:style>
    <style:style style:name="T108" style:family="text">
      <style:text-properties fo:color="#72bf44" officeooo:rsid="02125808"/>
    </style:style>
    <style:style style:name="T109" style:family="text">
      <style:text-properties fo:color="#72bf44" officeooo:rsid="0212914a"/>
    </style:style>
    <style:style style:name="T110" style:family="text">
      <style:text-properties fo:color="#72bf44" officeooo:rsid="02981697"/>
    </style:style>
    <style:style style:name="T111" style:family="text">
      <style:text-properties fo:color="#72bf44" officeooo:rsid="029e0ba9"/>
    </style:style>
    <style:style style:name="T112" style:family="text">
      <style:text-properties fo:color="#72bf44" officeooo:rsid="029f20ed"/>
    </style:style>
    <style:style style:name="T113" style:family="text">
      <style:text-properties fo:color="#72bf44" officeooo:rsid="02a13aca"/>
    </style:style>
    <style:style style:name="T114" style:family="text">
      <style:text-properties fo:color="#72bf44" officeooo:rsid="02b31c17"/>
    </style:style>
    <style:style style:name="T115" style:family="text">
      <style:text-properties officeooo:rsid="01539aeb"/>
    </style:style>
    <style:style style:name="T116" style:family="text">
      <style:text-properties officeooo:rsid="01563ff9"/>
    </style:style>
    <style:style style:name="T117" style:family="text">
      <style:text-properties officeooo:rsid="01612c79"/>
    </style:style>
    <style:style style:name="T118" style:family="text">
      <style:text-properties officeooo:rsid="016217c2"/>
    </style:style>
    <style:style style:name="T119" style:family="text">
      <style:text-properties officeooo:rsid="01632830"/>
    </style:style>
    <style:style style:name="T120" style:family="text">
      <style:text-properties officeooo:rsid="01668f8d"/>
    </style:style>
    <style:style style:name="T121" style:family="text">
      <style:text-properties officeooo:rsid="01692cf6"/>
    </style:style>
    <style:style style:name="T122" style:family="text">
      <style:text-properties officeooo:rsid="016ff39f"/>
    </style:style>
    <style:style style:name="T123" style:family="text">
      <style:text-properties officeooo:rsid="01764bb4"/>
    </style:style>
    <style:style style:name="T124" style:family="text">
      <style:text-properties officeooo:rsid="017841a2"/>
    </style:style>
    <style:style style:name="T125" style:family="text">
      <style:text-properties officeooo:rsid="017dd627"/>
    </style:style>
    <style:style style:name="T126" style:family="text">
      <style:text-properties officeooo:rsid="017ef144"/>
    </style:style>
    <style:style style:name="T127" style:family="text">
      <style:text-properties officeooo:rsid="017fadbd"/>
    </style:style>
    <style:style style:name="T128" style:family="text">
      <style:text-properties officeooo:rsid="018ea8f0"/>
    </style:style>
    <style:style style:name="T129" style:family="text">
      <style:text-properties officeooo:rsid="0190e8b2"/>
    </style:style>
    <style:style style:name="T130" style:family="text">
      <style:text-properties officeooo:rsid="01935d24"/>
    </style:style>
    <style:style style:name="T131" style:family="text">
      <style:text-properties officeooo:rsid="0196370c"/>
    </style:style>
    <style:style style:name="T132" style:family="text">
      <style:text-properties officeooo:rsid="01966163"/>
    </style:style>
    <style:style style:name="T133" style:family="text">
      <style:text-properties officeooo:rsid="01987989"/>
    </style:style>
    <style:style style:name="T134" style:family="text">
      <style:text-properties officeooo:rsid="019a37ba"/>
    </style:style>
    <style:style style:name="T135" style:family="text">
      <style:text-properties officeooo:rsid="019cb2a3"/>
    </style:style>
    <style:style style:name="T136" style:family="text">
      <style:text-properties officeooo:rsid="01a6d465"/>
    </style:style>
    <style:style style:name="T137" style:family="text">
      <style:text-properties style:font-name="Liberation Sans"/>
    </style:style>
    <style:style style:name="T138" style:family="text">
      <style:text-properties style:font-name="Liberation Sans" officeooo:rsid="01ab822f"/>
    </style:style>
    <style:style style:name="T139" style:family="text">
      <style:text-properties style:font-name="Liberation Sans" officeooo:rsid="01abafd2"/>
    </style:style>
    <style:style style:name="T140" style:family="text">
      <style:text-properties style:font-name="Liberation Sans" officeooo:rsid="01ac50bb"/>
    </style:style>
    <style:style style:name="T141" style:family="text">
      <style:text-properties style:font-name="Liberation Sans" officeooo:rsid="01ae169b"/>
    </style:style>
    <style:style style:name="T142" style:family="text">
      <style:text-properties style:font-name="Liberation Sans" officeooo:rsid="01af88cd"/>
    </style:style>
    <style:style style:name="T143" style:family="text">
      <style:text-properties style:font-name="Liberation Sans" officeooo:rsid="01afda70"/>
    </style:style>
    <style:style style:name="T144" style:family="text">
      <style:text-properties style:font-name="Liberation Sans" officeooo:rsid="01b08288"/>
    </style:style>
    <style:style style:name="T145" style:family="text">
      <style:text-properties style:font-name="Liberation Sans" officeooo:rsid="01b09096"/>
    </style:style>
    <style:style style:name="T146" style:family="text">
      <style:text-properties style:font-name="Liberation Sans" officeooo:rsid="01b24754"/>
    </style:style>
    <style:style style:name="T147" style:family="text">
      <style:text-properties style:font-name="Liberation Sans" officeooo:rsid="01b83380"/>
    </style:style>
    <style:style style:name="T148" style:family="text">
      <style:text-properties style:font-name="Liberation Sans" officeooo:rsid="01b8fe08"/>
    </style:style>
    <style:style style:name="T149" style:family="text">
      <style:text-properties style:font-name="Liberation Sans" officeooo:rsid="01c22fc8"/>
    </style:style>
    <style:style style:name="T150" style:family="text">
      <style:text-properties style:font-name="Liberation Sans" officeooo:rsid="01c2e39a"/>
    </style:style>
    <style:style style:name="T151" style:family="text">
      <style:text-properties style:font-name="Liberation Sans" officeooo:rsid="01c736b7"/>
    </style:style>
    <style:style style:name="T152" style:family="text">
      <style:text-properties style:font-name="Liberation Sans" officeooo:rsid="01ca1fe8"/>
    </style:style>
    <style:style style:name="T153" style:family="text">
      <style:text-properties style:font-name="Liberation Sans" officeooo:rsid="01caf23b"/>
    </style:style>
    <style:style style:name="T154" style:family="text">
      <style:text-properties style:font-name="Liberation Sans" officeooo:rsid="01cc6f4c"/>
    </style:style>
    <style:style style:name="T155" style:family="text">
      <style:text-properties style:font-name="Liberation Sans" officeooo:rsid="01cd2738"/>
    </style:style>
    <style:style style:name="T156" style:family="text">
      <style:text-properties style:font-name="Liberation Sans" officeooo:rsid="01d08e5b"/>
    </style:style>
    <style:style style:name="T157" style:family="text">
      <style:text-properties style:font-name="Liberation Sans" officeooo:rsid="01d24429"/>
    </style:style>
    <style:style style:name="T158" style:family="text">
      <style:text-properties style:font-name="Liberation Sans" officeooo:rsid="01d73a53"/>
    </style:style>
    <style:style style:name="T159" style:family="text">
      <style:text-properties style:font-name="Liberation Sans" officeooo:rsid="01d8c74d"/>
    </style:style>
    <style:style style:name="T160" style:family="text">
      <style:text-properties style:font-name="Liberation Sans" officeooo:rsid="01d925bb"/>
    </style:style>
    <style:style style:name="T161" style:family="text">
      <style:text-properties style:font-name="Liberation Sans" officeooo:rsid="01db2a16"/>
    </style:style>
    <style:style style:name="T162" style:family="text">
      <style:text-properties style:font-name="Liberation Sans" officeooo:rsid="01dc7c1f"/>
    </style:style>
    <style:style style:name="T163" style:family="text">
      <style:text-properties style:font-name="Liberation Sans" officeooo:rsid="02a44a1a"/>
    </style:style>
    <style:style style:name="T164" style:family="text">
      <style:text-properties style:font-name="Liberation Sans" officeooo:rsid="02a6b9e4"/>
    </style:style>
    <style:style style:name="T165" style:family="text">
      <style:text-properties style:font-name="Liberation Sans" officeooo:rsid="02a860dc"/>
    </style:style>
    <style:style style:name="T166" style:family="text">
      <style:text-properties style:font-name="Liberation Sans" officeooo:rsid="02a9183b"/>
    </style:style>
    <style:style style:name="T167" style:family="text">
      <style:text-properties style:font-name="Liberation Sans" officeooo:rsid="02aaf00d"/>
    </style:style>
    <style:style style:name="T168" style:family="text">
      <style:text-properties style:font-name="Liberation Sans" officeooo:rsid="02ae5d38"/>
    </style:style>
    <style:style style:name="T169" style:family="text">
      <style:text-properties style:font-name="Liberation Sans" officeooo:rsid="02b036ee"/>
    </style:style>
    <style:style style:name="T170" style:family="text">
      <style:text-properties officeooo:rsid="01af88cd"/>
    </style:style>
    <style:style style:name="T171" style:family="text">
      <style:text-properties officeooo:rsid="01b8fe08"/>
    </style:style>
    <style:style style:name="T172" style:family="text">
      <style:text-properties officeooo:rsid="01b94b26"/>
    </style:style>
    <style:style style:name="T173" style:family="text">
      <style:text-properties officeooo:rsid="01ba689a"/>
    </style:style>
    <style:style style:name="T174" style:family="text">
      <style:text-properties officeooo:rsid="01e265f1"/>
    </style:style>
    <style:style style:name="T175" style:family="text">
      <style:text-properties officeooo:rsid="01e3463a"/>
    </style:style>
    <style:style style:name="T176" style:family="text">
      <style:text-properties officeooo:rsid="01e47ce3"/>
    </style:style>
    <style:style style:name="T177" style:family="text">
      <style:text-properties officeooo:rsid="01e4bf28"/>
    </style:style>
    <style:style style:name="T178" style:family="text">
      <style:text-properties officeooo:rsid="01e63ecb"/>
    </style:style>
    <style:style style:name="T179" style:family="text">
      <style:text-properties officeooo:rsid="01e7b95e"/>
    </style:style>
    <style:style style:name="T180" style:family="text">
      <style:text-properties officeooo:rsid="01e80617"/>
    </style:style>
    <style:style style:name="T181" style:family="text">
      <style:text-properties officeooo:rsid="01e9f675"/>
    </style:style>
    <style:style style:name="T182" style:family="text">
      <style:text-properties officeooo:rsid="01eadf3e"/>
    </style:style>
    <style:style style:name="T183" style:family="text">
      <style:text-properties officeooo:rsid="01eb142b"/>
    </style:style>
    <style:style style:name="T184" style:family="text">
      <style:text-properties officeooo:rsid="01eb754d"/>
    </style:style>
    <style:style style:name="T185" style:family="text">
      <style:text-properties officeooo:rsid="01ebc793"/>
    </style:style>
    <style:style style:name="T186" style:family="text">
      <style:text-properties fo:font-weight="normal" style:font-weight-asian="normal" style:font-weight-complex="normal"/>
    </style:style>
    <style:style style:name="T187" style:family="text">
      <style:text-properties officeooo:rsid="01f95342"/>
    </style:style>
    <style:style style:name="T188" style:family="text">
      <style:text-properties officeooo:rsid="01fbbf88"/>
    </style:style>
    <style:style style:name="T189" style:family="text">
      <style:text-properties officeooo:rsid="01ff2d57"/>
    </style:style>
    <style:style style:name="T190" style:family="text">
      <style:text-properties officeooo:rsid="0210d225"/>
    </style:style>
    <style:style style:name="T191" style:family="text">
      <style:text-properties fo:color="#000000" officeooo:rsid="02125808"/>
    </style:style>
    <style:style style:name="T192" style:family="text">
      <style:text-properties officeooo:rsid="0213ebfc"/>
    </style:style>
    <style:style style:name="T193" style:family="text">
      <style:text-properties officeooo:rsid="0215002b"/>
    </style:style>
    <style:style style:name="T194" style:family="text">
      <style:text-properties officeooo:rsid="021c2775"/>
    </style:style>
    <style:style style:name="T195" style:family="text">
      <style:text-properties officeooo:rsid="021f6b11"/>
    </style:style>
    <style:style style:name="T196" style:family="text">
      <style:text-properties officeooo:rsid="02204de0"/>
    </style:style>
    <style:style style:name="T197" style:family="text">
      <style:text-properties officeooo:rsid="02235d6e"/>
    </style:style>
    <style:style style:name="T198" style:family="text">
      <style:text-properties officeooo:rsid="0224b591"/>
    </style:style>
    <style:style style:name="T199" style:family="text">
      <style:text-properties officeooo:rsid="022a1c13"/>
    </style:style>
    <style:style style:name="T200" style:family="text">
      <style:text-properties officeooo:rsid="02304d74"/>
    </style:style>
    <style:style style:name="T201" style:family="text">
      <style:text-properties officeooo:rsid="0232cf83"/>
    </style:style>
    <style:style style:name="T202" style:family="text">
      <style:text-properties officeooo:rsid="023520f7"/>
    </style:style>
    <style:style style:name="T203" style:family="text">
      <style:text-properties officeooo:rsid="02387fa8"/>
    </style:style>
    <style:style style:name="T204" style:family="text">
      <style:text-properties officeooo:rsid="023882a1"/>
    </style:style>
    <style:style style:name="T205" style:family="text">
      <style:text-properties officeooo:rsid="0239743f"/>
    </style:style>
    <style:style style:name="T206" style:family="text">
      <style:text-properties officeooo:rsid="0239feaa"/>
    </style:style>
    <style:style style:name="T207" style:family="text">
      <style:text-properties officeooo:rsid="023a051a"/>
    </style:style>
    <style:style style:name="T208" style:family="text">
      <style:text-properties officeooo:rsid="023c8df8"/>
    </style:style>
    <style:style style:name="T209" style:family="text">
      <style:text-properties officeooo:rsid="023e6921"/>
    </style:style>
    <style:style style:name="T210" style:family="text">
      <style:text-properties officeooo:rsid="024f03e7"/>
    </style:style>
    <style:style style:name="T211" style:family="text">
      <style:text-properties officeooo:rsid="0256453b"/>
    </style:style>
    <style:style style:name="T212" style:family="text">
      <style:text-properties officeooo:rsid="02589a1a"/>
    </style:style>
    <style:style style:name="T213" style:family="text">
      <style:text-properties officeooo:rsid="02693338"/>
    </style:style>
    <style:style style:name="T214" style:family="text">
      <style:text-properties officeooo:rsid="027efe63"/>
    </style:style>
    <style:style style:name="T215" style:family="text">
      <style:text-properties officeooo:rsid="0287866a"/>
    </style:style>
    <style:style style:name="T216" style:family="text">
      <style:text-properties officeooo:rsid="02950cd8"/>
    </style:style>
    <style:style style:name="T217" style:family="text">
      <style:text-properties officeooo:rsid="0299336a"/>
    </style:style>
    <style:style style:name="T218" style:family="text">
      <style:text-properties officeooo:rsid="029a8b27"/>
    </style:style>
    <style:style style:name="T219" style:family="text">
      <style:text-properties officeooo:rsid="029b6e5f"/>
    </style:style>
    <style:style style:name="T220" style:family="text">
      <style:text-properties officeooo:rsid="029d251b"/>
    </style:style>
    <style:style style:name="T221" style:family="text">
      <style:text-properties officeooo:rsid="02b31c17"/>
    </style:style>
    <style:style style:name="T222" style:family="text">
      <style:text-properties officeooo:rsid="02ba1939"/>
    </style:style>
    <style:style style:name="T223" style:family="text">
      <style:text-properties officeooo:rsid="02cb4c20"/>
    </style:style>
    <style:style style:name="T224" style:family="text">
      <style:text-properties officeooo:rsid="02cc46ab"/>
    </style:style>
    <style:style style:name="T225" style:family="text">
      <style:text-properties officeooo:rsid="02ce2dea"/>
    </style:style>
    <style:style style:name="T226" style:family="text">
      <style:text-properties officeooo:rsid="02d9c2a8"/>
    </style:style>
    <style:style style:name="T227" style:family="text">
      <style:text-properties officeooo:rsid="02dd645e"/>
    </style:style>
    <style:style style:name="T228" style:family="text">
      <style:text-properties officeooo:rsid="02dddd50"/>
    </style:style>
    <style:style style:name="T229" style:family="text">
      <style:text-properties officeooo:rsid="02debe7c"/>
    </style:style>
    <style:style style:name="T230"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231"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32" style:family="text">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33"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234"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6.913cm" fo:min-width="12.12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6cm" fo:min-width="3.831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44cm" fo:min-width="3.76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27cm" fo:min-width="3.83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91cm" fo:min-width="1.748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915cm" fo:min-width="3.76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46cm" fo:min-width="1.707cm" fo:padding-top="0.125cm" fo:padding-bottom="0.125cm" fo:padding-left="0.25cm" fo:padding-right="0.25cm" fo:wrap-option="no-wrap"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48cm" fo:min-width="6.5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1.739cm" fo:min-width="5.43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239cm" fo:min-width="3.15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29cm" fo:min-width="3.159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545cm" fo:min-width="1.39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557cm" fo:min-width="3.635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425cm" fo:min-width="0.259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ed1c24"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6cm"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cm" fo:min-width="0.261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39cm" fo:min-width="7.51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7cm" fo:min-width="3.159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63cm" fo:min-width="3.104cm" fo:padding-top="0.125cm" fo:padding-bottom="0.125cm" fo:padding-left="0.25cm" fo:padding-right="0.25cm" draw:shadow="hidden" draw:shadow-offset-x="0.199cm" draw:shadow-offset-y="0.199cm" draw:shadow-color="#808080" style:run-through="foreground"/>
    </style:style>
    <style:style style:name="gr30" style:family="graphic">
      <style:graphic-properties style:run-through="foreground" style:wrap="run-through" style:number-wrapped-paragraphs="no-limit" style:vertical-pos="from-top" style:vertical-rel="paragraph" style:horizontal-pos="from-left" style:horizontal-rel="paragraph"/>
    </style:style>
    <style:style style:name="gr3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4.627cm" fo:min-width="5.445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5.445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Fine_20_Dashe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77cm" fo:min-width="1.404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29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68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19cm" fo:min-width="2.133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6cm" fo:min-width="2.0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8cm" fo:min-width="2.09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21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21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7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939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74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33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96cm" fo:min-width="1.33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95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cm" fo:min-width="1.33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29cm" fo:min-width="0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17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17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true" fo:min-height="0cm" fo:min-width="0cm" fo:padding-top="0.125cm" fo:padding-bottom="0.125cm" fo:padding-left="0.25cm" fo:padding-right="0.25cm" fo:wrap-option="no-wrap" draw:shadow="hidden" draw:shadow-offset-x="0.199cm" draw:shadow-offset-y="0.199cm" draw:shadow-color="#808080" style:run-through="foreground"/>
    </style:style>
    <style:style style:name="gr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2.134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37cm" fo:min-width="0.0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018cm" svg:stroke-color="#ed1c24" draw:marker-start="" draw:marker-start-width="0.228cm" draw:marker-start-center="false" draw:marker-end="Arrow" draw:marker-end-width="0.199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90"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91"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92"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93"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94"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4" text:outline-level="1"><text:span text:style-name="T20">Iraya </text:span>Use Case Design Document</text:h>
      <text:h text:style-name="P77" text:outline-level="1"/>
      <text:h text:style-name="P78" text:outline-level="1">This document <text:span text:style-name="T21">contains</text:span> <text:span text:style-name="T21">a</text:span> proposed design for the use case in <text:span text:style-name="T22">Neil Ongkingco’s</text:span> <text:span text:style-name="T1">Iraya</text:span> <text:span text:style-name="T1">Backend Engineer Interview Test</text:span>.</text:h>
      <text:h text:style-name="Heading_20_1" text:outline-level="1">General Overview</text:h>
      <text:p text:style-name="P95">The system is designed to be a cluster of 5 nodes (1 <text:span text:style-name="T18">parent VM </text:span>and 4 <text:span text:style-name="T18">worker VMs</text:span>) <text:span text:style-name="T17">using the Kubernetes and Docker cluster and container frameworks.</text:span> <text:span text:style-name="T24">Each node will host several software containers (a self-contained application and runtime environment that is isolated from other containers) that will provide the functionality required to fulfill the responsibilities of the node. </text:span></text:p>
      <text:p text:style-name="P27"><text:span text:style-name="T24">In addition to the 5 nodes, the system uses a keyed </text:span><text:span text:style-name="T6">FileStore</text:span><text:span text:style-name="T24"> to store the raw file conents and a </text:span><text:span text:style-name="T6">Transaction Database</text:span><text:span text:style-name="T24"> (SQL) for storing basic information, task status and compute results for each file.</text:span></text:p>
      <text:p text:style-name="P2"><text:span text:style-name="T15">The </text:span><text:span text:style-name="T5">parent VM</text:span><text:span text:style-name="T15"> has the following responsibilities:</text:span></text:p>
      <text:list xml:id="list754107380" text:style-name="L1">
        <text:list-item>
          <text:p text:style-name="P90">host the container that provides the web interface to the users to upload their files</text:p>
        </text:list-item>
        <text:list-item>
          <text:p text:style-name="P91">store the uploaded documents to a <text:span text:style-name="T4">FileStore. </text:span><text:span text:style-name="T56">At the same time, it will create a </text:span><text:span text:style-name="T43">Task</text:span><text:span text:style-name="T56"> record for the file and record relevant file info and task state in the</text:span> <text:span text:style-name="T4">T</text:span><text:span text:style-name="T2">ransaction </text:span><text:span text:style-name="T4">D</text:span><text:span text:style-name="T2">atabase</text:span></text:p>
        </text:list-item>
        <text:list-item>
          <text:p text:style-name="P91">dispatch document processing <text:span text:style-name="T45">tasks</text:span> to the <text:span text:style-name="T24">DataPipeline containers in the </text:span>worker <text:span text:style-name="T16">nodes</text:span></text:p>
        </text:list-item>
        <text:list-item>
          <text:p text:style-name="P91">receive and store the results computed by the workers into the transaction database</text:p>
        </text:list-item>
        <text:list-item>
          <text:p text:style-name="P92">provide notifications to the users on the progress of the document processing task<text:span text:style-name="T91">s</text:span> (<text:span text:style-name="T44">total progress, duplicate document and processing failure emails</text:span>)</text:p>
        </text:list-item>
      </text:list>
      <text:p text:style-name="P26">In addition the <text:span text:style-name="T18">parent VM</text:span> will also <text:span text:style-name="T18">act as the master of the cluster and </text:span>host the Kubernetes control plane.</text:p>
      <text:p text:style-name="P25">The <text:span text:style-name="T2">worker </text:span><text:span text:style-name="T12">VMs</text:span> will host <text:span text:style-name="T77">multiple</text:span> <text:span text:style-name="T3">DataPipeline</text:span> containers that will actually execute the steps of the data pipeline on the documents. <text:span text:style-name="T76">The goal here is to parallelize document processing to maximize throughput.</text:span> <text:span text:style-name="T17">These containers have the following responsibilities:</text:span></text:p>
      <text:list xml:id="list2770561332" text:style-name="L2">
        <text:list-item>
          <text:p text:style-name="P93"><text:span text:style-name="T78">Request and process</text:span> document processing tasks from the master node</text:p>
        </text:list-item>
        <text:list-item>
          <text:p text:style-name="P94">Send each document through the 5 steps (D1 to D5) of the data processing pipeline</text:p>
        </text:list-item>
        <text:list-item>
          <text:p text:style-name="P94"><text:span text:style-name="T19">P</text:span>ackage the results <text:span text:style-name="T19">upon completion of the 5 step pipeline </text:span>and send them to the <text:span text:style-name="T19">parent VM</text:span> for processing and storage</text:p>
        </text:list-item>
        <text:list-item>
          <text:p text:style-name="P94">Handle any failures in data processing by retrying or upon too many failures notify the master node of the failure of the task</text:p>
        </text:list-item>
      </text:list>
      <text:h text:style-name="P72" text:outline-level="1"><text:soft-page-break/>General Architecture</text:h>
      <text:p text:style-name="P1"><draw:g text:anchor-type="paragraph" draw:z-index="2" draw:name="Shape1" draw:style-name="gr30"><draw:custom-shape draw:style-name="gr31" draw:text-style-name="P101" svg:width="5.947cm" svg:height="4.878cm" svg:x="7.029cm" svg:y="2.143cm"><text:p/><draw:enhanced-geometry svg:viewBox="0 0 21600 21600" draw:mirror-horizontal="false" draw:mirror-vertical="false" draw:type="rectangle" draw:enhanced-path="M 0 0 L 21600 0 21600 21600 0 21600 0 0 Z N"/></draw:custom-shape><draw:custom-shape draw:style-name="gr32" draw:text-style-name="P101" svg:width="5.947cm" svg:height="0.382cm" svg:x="7.029cm" svg:y="2.143cm"><text:p/><draw:enhanced-geometry svg:viewBox="0 0 21600 21600" draw:mirror-horizontal="false" draw:mirror-vertical="false" draw:type="rectangle" draw:enhanced-path="M 0 0 L 21600 0 21600 21600 0 21600 0 0 Z N"/></draw:custom-shape><draw:frame draw:style-name="gr33" draw:text-style-name="P103" svg:width="2.236cm" svg:height="0.6cm" svg:x="9.077cm" svg:y="2.046cm"><draw:text-box><text:p text:style-name="P102"><text:span text:style-name="T230">Parent VM</text:span></text:p></draw:text-box></draw:frame><draw:custom-shape draw:style-name="gr34" draw:text-style-name="P101" svg:width="1.906cm" svg:height="0.929cm" svg:x="10.916cm" svg:y="3.031cm"><text:p/><draw:enhanced-geometry svg:viewBox="0 0 21600 21600" draw:mirror-horizontal="false" draw:mirror-vertical="false" draw:type="rectangle" draw:enhanced-path="M 0 0 L 21600 0 21600 21600 0 21600 0 0 Z N"/></draw:custom-shape><draw:custom-shape draw:style-name="gr35" draw:text-style-name="P101" xml:id="id21" draw:id="id21" svg:width="2.631cm" svg:height="1.83cm" svg:x="7.258cm" svg:y="4.98cm"><text:p/><draw:enhanced-geometry svg:viewBox="0 0 21600 21600" draw:mirror-horizontal="false" draw:mirror-vertical="false" draw:type="rectangle" draw:enhanced-path="M 0 0 L 21600 0 21600 21600 0 21600 0 0 Z N"/></draw:custom-shape><draw:frame draw:style-name="gr36" draw:text-style-name="P113" svg:width="1.906cm" svg:height="0.916cm" svg:x="7.258cm" svg:y="3.054cm"><draw:text-box><text:p text:style-name="P104"><text:span text:style-name="T231">Dashboard</text:span></text:p><text:p text:style-name="P104"><text:span text:style-name="T231">WebApp</text:span></text:p></draw:text-box></draw:frame><draw:custom-shape draw:style-name="gr37" draw:text-style-name="P101" xml:id="id32" draw:id="id32" svg:width="2.67cm" svg:height="1.83cm" svg:x="10.153cm" svg:y="4.964cm"><text:p/><draw:enhanced-geometry svg:viewBox="0 0 21600 21600" draw:mirror-horizontal="false" draw:mirror-vertical="false" draw:type="rectangle" draw:enhanced-path="M 0 0 L 21600 0 21600 21600 0 21600 0 0 Z N"/></draw:custom-shape><draw:custom-shape draw:style-name="gr38" draw:text-style-name="P101" xml:id="id20" draw:id="id20" svg:width="2.634cm" svg:height="1.571cm" svg:x="7.258cm" svg:y="3.013cm"><text:p/><draw:enhanced-geometry svg:viewBox="0 0 21600 21600" draw:mirror-horizontal="false" draw:mirror-vertical="false" draw:type="rectangle" draw:enhanced-path="M 0 0 L 21600 0 21600 21600 0 21600 0 0 Z N"/></draw:custom-shape><draw:frame draw:style-name="gr39" draw:text-style-name="P113" svg:width="2.363cm" svg:height="0.914cm" svg:x="7.258cm" svg:y="4.964cm"><draw:text-box><text:p text:style-name="P104"><text:span text:style-name="T231">Input</text:span></text:p><text:p text:style-name="P104"><text:span text:style-name="T231">Coordinator</text:span></text:p></draw:text-box></draw:frame><draw:frame draw:style-name="gr40" draw:text-style-name="P113" svg:width="2.364cm" svg:height="0.914cm" svg:x="10.153cm" svg:y="4.966cm"><draw:text-box><text:p text:style-name="P104"><text:span text:style-name="T231">Output</text:span></text:p><text:p text:style-name="P104"><text:span text:style-name="T231">Coordinator</text:span></text:p></draw:text-box></draw:frame><draw:frame draw:style-name="gr41" draw:text-style-name="P113" svg:width="1.285cm" svg:height="0.999cm" svg:x="10.916cm" svg:y="3.031cm"><draw:text-box><text:p text:style-name="P104"><text:span text:style-name="T231">Cluster</text:span></text:p><text:p text:style-name="P104"><text:span text:style-name="T231">Control</text:span></text:p><text:p text:style-name="P104"><text:span text:style-name="T231">Software</text:span></text:p></draw:text-box></draw:frame><draw:custom-shape draw:style-name="gr42" draw:text-style-name="P101" xml:id="id22" draw:id="id22" svg:width="2.592cm" svg:height="2.057cm" svg:x="2cm" svg:y="2.90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43" draw:text-style-name="P108" svg:width="1.752cm" svg:height="0.609cm" svg:x="2.383cm" svg:y="3.669cm"><draw:text-box><text:p text:style-name="P107"><text:span text:style-name="T231">FileStore</text:span></text:p></draw:text-box></draw:frame><draw:custom-shape draw:style-name="gr44" draw:text-style-name="P101" xml:id="id23" draw:id="id23" svg:width="2.592cm" svg:height="2.059cm" svg:x="2cm" svg:y="5.49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45" draw:text-style-name="P109" svg:width="2.364cm" svg:height="0.914cm" svg:x="2.076cm" svg:y="6.26cm"><draw:text-box><text:p text:style-name="P102"><text:span text:style-name="T231">Transaction </text:span></text:p><text:p text:style-name="P102"><text:span text:style-name="T231">Database</text:span></text:p></draw:text-box></draw:frame><draw:custom-shape draw:style-name="gr46" draw:text-style-name="P101" svg:width="7.623cm" svg:height="6.174cm" svg:x="4.591cm" svg:y="9.46cm"><text:p/><draw:enhanced-geometry svg:viewBox="0 0 21600 21600" draw:mirror-horizontal="false" draw:mirror-vertical="false" draw:type="rectangle" draw:enhanced-path="M 0 0 L 21600 0 21600 21600 0 21600 0 0 Z N"/></draw:custom-shape><draw:custom-shape draw:style-name="gr47" draw:text-style-name="P101" svg:width="7.623cm" svg:height="0.382cm" svg:x="4.591cm" svg:y="9.46cm"><text:p/><draw:enhanced-geometry svg:viewBox="0 0 21600 21600" draw:mirror-horizontal="false" draw:mirror-vertical="false" draw:type="rectangle" draw:enhanced-path="M 0 0 L 21600 0 21600 21600 0 21600 0 0 Z N"/></draw:custom-shape><draw:frame draw:style-name="gr48" draw:text-style-name="P103" svg:width="2.744cm" svg:height="0.551cm" svg:x="7.182cm" svg:y="9.386cm"><draw:text-box><text:p text:style-name="P102"><text:span text:style-name="T230">Worker VM.1</text:span></text:p></draw:text-box></draw:frame><draw:frame draw:style-name="gr49" draw:text-style-name="P114" svg:width="2.438cm" svg:height="0.533cm" svg:x="4.745cm" svg:y="10.222cm"><draw:text-box><text:p text:style-name="P104"><text:span text:style-name="T233">DataPipeline 1.1</text:span></text:p></draw:text-box></draw:frame><draw:custom-shape draw:style-name="gr50" draw:text-style-name="P101" xml:id="id25" draw:id="id25" svg:width="2.289cm" svg:height="5.259cm" svg:x="4.819cm" svg:y="10.222cm"><text:p/><draw:enhanced-geometry svg:viewBox="0 0 21600 21600" draw:mirror-horizontal="false" draw:mirror-vertical="false" draw:type="rectangle" draw:enhanced-path="M 0 0 L 21600 0 21600 21600 0 21600 0 0 Z N"/></draw:custom-shape><draw:custom-shape draw:style-name="gr51" draw:text-style-name="P101" svg:width="2.44cm" svg:height="0.533cm" svg:x="7.334cm" svg:y="6.107cm"><text:p/><draw:enhanced-geometry svg:viewBox="0 0 21600 21600" draw:mirror-horizontal="false" draw:mirror-vertical="false" draw:type="rectangle" draw:enhanced-path="M 0 0 L 21600 0 21600 21600 0 21600 0 0 Z N"/></draw:custom-shape><draw:frame draw:style-name="gr52" draw:text-style-name="P109" xml:id="id24" draw:id="id24" svg:width="2.44cm" svg:height="0.553cm" svg:x="7.412cm" svg:y="6.107cm"><draw:text-box><text:p text:style-name="P102"><text:span text:style-name="T231">Task Allocator</text:span></text:p></draw:text-box></draw:frame><draw:custom-shape draw:style-name="gr53" draw:text-style-name="P101" xml:id="id26" draw:id="id26" svg:width="2.287cm" svg:height="5.259cm" svg:x="9.698cm" svg:y="10.222cm"><text:p/><draw:enhanced-geometry svg:viewBox="0 0 21600 21600" draw:mirror-horizontal="false" draw:mirror-vertical="false" draw:type="rectangle" draw:enhanced-path="M 0 0 L 21600 0 21600 21600 0 21600 0 0 Z N"/></draw:custom-shape><draw:frame draw:style-name="gr54" draw:text-style-name="P114" svg:width="2.518cm" svg:height="0.477cm" svg:x="9.62cm" svg:y="10.203cm"><draw:text-box><text:p text:style-name="P104"><text:span text:style-name="T233">DataPipeline 1.N</text:span></text:p></draw:text-box></draw:frame><draw:frame draw:style-name="gr55" draw:text-style-name="P115" svg:width="1.832cm" svg:height="1.124cm" svg:x="7.486cm" svg:y="11.443cm"><draw:text-box><text:p text:style-name="P102"><text:span text:style-name="T234">...</text:span></text:p></draw:text-box></draw:frame><draw:frame draw:style-name="gr56" draw:text-style-name="P115" svg:width="1.83cm" svg:height="1.124cm" svg:x="13.146cm" svg:y="11.975cm"><draw:text-box><text:p text:style-name="P102"><text:span text:style-name="T234">...</text:span></text:p></draw:text-box></draw:frame><draw:custom-shape draw:style-name="gr57" draw:text-style-name="P101" svg:width="1.832cm" svg:height="0.533cm" svg:x="5.048cm" svg:y="10.732cm"><text:p/><draw:enhanced-geometry svg:viewBox="0 0 21600 21600" draw:mirror-horizontal="false" draw:mirror-vertical="false" draw:type="rectangle" draw:enhanced-path="M 0 0 L 21600 0 21600 21600 0 21600 0 0 Z N"/></draw:custom-shape><draw:frame draw:style-name="gr58" draw:text-style-name="P114" xml:id="id29" draw:id="id29" svg:width="1.832cm" svg:height="0.533cm" svg:x="5.048cm" svg:y="10.732cm"><draw:text-box><text:p text:style-name="P104"><text:span text:style-name="T233">TaskRequester</text:span></text:p></draw:text-box></draw:frame><draw:custom-shape draw:style-name="gr59" draw:text-style-name="P101" xml:id="id30" draw:id="id30" svg:width="1.832cm" svg:height="2.747cm" svg:x="5.048cm" svg:y="11.668cm"><text:p/><draw:enhanced-geometry svg:viewBox="0 0 21600 21600" draw:mirror-horizontal="false" draw:mirror-vertical="false" draw:type="rectangle" draw:enhanced-path="M 0 0 L 21600 0 21600 21600 0 21600 0 0 Z N"/></draw:custom-shape><draw:frame draw:style-name="gr60" draw:text-style-name="P116" svg:width="1.449cm" svg:height="0.491cm" svg:x="5.201cm" svg:y="11.748cm"><draw:text-box><text:p text:style-name="P102"><text:span text:style-name="T233">Executor</text:span></text:p></draw:text-box></draw:frame><draw:custom-shape draw:style-name="gr61" draw:text-style-name="P101" xml:id="id31" draw:id="id31" svg:width="1.832cm" svg:height="0.532cm" svg:x="5.048cm" svg:y="14.796cm"><text:p/><draw:enhanced-geometry svg:viewBox="0 0 21600 21600" draw:mirror-horizontal="false" draw:mirror-vertical="false" draw:type="rectangle" draw:enhanced-path="M 0 0 L 21600 0 21600 21600 0 21600 0 0 Z N"/></draw:custom-shape><draw:frame draw:style-name="gr62" draw:text-style-name="P114" svg:width="1.832cm" svg:height="0.532cm" svg:x="5.048cm" svg:y="14.796cm"><draw:text-box><text:p text:style-name="P104"><text:span text:style-name="T233">ResultSender</text:span></text:p></draw:text-box></draw:frame><draw:connector draw:style-name="gr63" draw:text-style-name="P106" svg:x1="8.573cm" svg:y1="4.583cm" svg:x2="8.572cm" svg:y2="4.979cm" draw:start-shape="id20" draw:start-glue-point="2" draw:end-shape="id21" draw:end-glue-point="0" svg:d="M8573 4583v197h-1v199" svg:viewBox="0 0 4 399"><text:p/></draw:connector><draw:connector draw:style-name="gr64" draw:text-style-name="P106" svg:x1="7.258cm" svg:y1="5.894cm" svg:x2="4.591cm" svg:y2="3.936cm" draw:start-shape="id21" draw:start-glue-point="3" draw:end-shape="id22" draw:end-glue-point="8" svg:d="M7258 5894h-1333v-1958h-1334" svg:viewBox="0 0 2669 1960"><text:p/></draw:connector><draw:connector draw:style-name="gr65" draw:text-style-name="P106" svg:x1="7.258cm" svg:y1="5.893cm" svg:x2="4.591cm" svg:y2="6.526cm" draw:start-shape="id21" draw:end-shape="id23" draw:end-glue-point="8" svg:d="M7258 5893h-1333v633h-1334" svg:viewBox="0 0 2669 635"><text:p/></draw:connector><draw:connector draw:style-name="gr66" draw:text-style-name="P106" svg:x1="8.631cm" svg:y1="6.659cm" svg:x2="5.962cm" svg:y2="10.222cm" draw:start-shape="id24" draw:start-glue-point="2" draw:end-shape="id25" draw:end-glue-point="0" svg:d="M8631 6659v1779h-2669v1784" svg:viewBox="0 0 2671 3565"><text:p/></draw:connector><draw:connector draw:style-name="gr67" draw:text-style-name="P106" svg:x1="8.63cm" svg:y1="6.659cm" svg:x2="10.84cm" svg:y2="10.222cm" draw:start-shape="id24" draw:start-glue-point="2" draw:end-shape="id26" draw:end-glue-point="0" svg:d="M8630 6659v1779h2210v1784" svg:viewBox="0 0 2212 3565"><text:p/></draw:connector><draw:connector draw:style-name="gr68" draw:text-style-name="P106" svg:x1="8.63cm" svg:y1="6.659cm" svg:x2="17.222cm" svg:y2="10.222cm" draw:start-shape="id24" draw:start-glue-point="2" draw:end-shape="id27" draw:end-glue-point="0" svg:d="M8630 6659v1779h8592v1784" svg:viewBox="0 0 8594 3565"><text:p/></draw:connector><draw:connector draw:style-name="gr69" draw:text-style-name="P106" svg:x1="8.63cm" svg:y1="6.659cm" svg:x2="22.138cm" svg:y2="10.202cm" draw:start-shape="id24" draw:start-glue-point="2" draw:end-shape="id28" draw:end-glue-point="0" svg:d="M8630 6659v1772h13508v1771" svg:viewBox="0 0 13510 3545"><text:p/></draw:connector><draw:connector draw:style-name="gr70" draw:text-style-name="P106" svg:x1="5.963cm" svg:y1="11.265cm" svg:x2="5.963cm" svg:y2="11.669cm" draw:start-shape="id29" draw:start-glue-point="2" draw:end-shape="id30" draw:end-glue-point="0" svg:d="M5963 11265v404" svg:viewBox="0 0 2 406"><text:p/></draw:connector><draw:connector draw:style-name="gr71" draw:text-style-name="P106" svg:x1="5.963cm" svg:y1="14.415cm" svg:x2="5.963cm" svg:y2="14.796cm" draw:start-shape="id30" draw:start-glue-point="2" draw:end-shape="id31" draw:end-glue-point="0" svg:d="M5963 14415v381" svg:viewBox="0 0 2 383"><text:p/></draw:connector><draw:custom-shape draw:style-name="gr72" draw:text-style-name="P117" svg:width="0.306cm" svg:height="0.38cm" svg:x="13.162cm" svg:y="8.241cm"><text:p/><draw:enhanced-geometry svg:viewBox="0 0 21600 21600" draw:mirror-horizontal="false" draw:mirror-vertical="false" draw:type="rectangle" draw:enhanced-path="M 0 0 L 21600 0 21600 21600 0 21600 0 0 Z N"/></draw:custom-shape><draw:connector draw:style-name="gr73" draw:text-style-name="P106" svg:x1="5.963cm" svg:y1="15.327cm" svg:x2="12.821cm" svg:y2="5.878cm" draw:start-shape="id31" draw:start-glue-point="2" draw:end-shape="id32" draw:end-glue-point="1" svg:d="M5963 15327v500h7357v-9949h-499" svg:viewBox="0 0 7359 9950"><text:p/></draw:connector><draw:custom-shape draw:style-name="gr74" draw:text-style-name="P117" svg:width="0.306cm" svg:height="0.152cm" svg:x="8.479cm" svg:y="7.975cm"><text:p/><draw:enhanced-geometry svg:viewBox="0 0 21600 21600" draw:mirror-horizontal="false" draw:mirror-vertical="false" draw:type="rectangle" draw:enhanced-path="M 0 0 L 21600 0 21600 21600 0 21600 0 0 Z N"/></draw:custom-shape><draw:connector draw:style-name="gr75" draw:text-style-name="P106" svg:x1="11.486cm" svg:y1="6.793cm" svg:x2="3.295cm" svg:y2="7.555cm" draw:start-shape="id32" draw:start-glue-point="2" draw:end-shape="id23" draw:end-glue-point="7" svg:d="M11486 6793v1263h-8191v-501" svg:viewBox="0 0 8193 1265"><text:p/></draw:connector><draw:custom-shape draw:style-name="gr76" draw:text-style-name="P101" svg:width="7.619cm" svg:height="6.174cm" svg:x="15.852cm" svg:y="9.46cm"><text:p/><draw:enhanced-geometry svg:viewBox="0 0 21600 21600" draw:mirror-horizontal="false" draw:mirror-vertical="false" draw:type="rectangle" draw:enhanced-path="M 0 0 L 21600 0 21600 21600 0 21600 0 0 Z N"/></draw:custom-shape><draw:custom-shape draw:style-name="gr77" draw:text-style-name="P101" svg:width="7.619cm" svg:height="0.382cm" svg:x="15.852cm" svg:y="9.46cm"><text:p/><draw:enhanced-geometry svg:viewBox="0 0 21600 21600" draw:mirror-horizontal="false" draw:mirror-vertical="false" draw:type="rectangle" draw:enhanced-path="M 0 0 L 21600 0 21600 21600 0 21600 0 0 Z N"/></draw:custom-shape><draw:frame draw:style-name="gr78" draw:text-style-name="P103" svg:width="2.745cm" svg:height="0.551cm" svg:x="18.441cm" svg:y="9.386cm"><draw:text-box><text:p text:style-name="P102"><text:span text:style-name="T230">Worker VM.4</text:span></text:p></draw:text-box></draw:frame><draw:frame draw:style-name="gr79" draw:text-style-name="P114" svg:width="2.44cm" svg:height="0.533cm" svg:x="16.002cm" svg:y="10.222cm"><draw:text-box><text:p text:style-name="P104"><text:span text:style-name="T233">DataPipeline 4.1</text:span></text:p></draw:text-box></draw:frame><draw:custom-shape draw:style-name="gr80" draw:text-style-name="P101" xml:id="id27" draw:id="id27" svg:width="2.287cm" svg:height="5.259cm" svg:x="16.079cm" svg:y="10.222cm"><text:p/><draw:enhanced-geometry svg:viewBox="0 0 21600 21600" draw:mirror-horizontal="false" draw:mirror-vertical="false" draw:type="rectangle" draw:enhanced-path="M 0 0 L 21600 0 21600 21600 0 21600 0 0 Z N"/></draw:custom-shape><draw:custom-shape draw:style-name="gr81" draw:text-style-name="P101" svg:width="2.287cm" svg:height="5.259cm" svg:x="20.957cm" svg:y="10.222cm"><text:p/><draw:enhanced-geometry svg:viewBox="0 0 21600 21600" draw:mirror-horizontal="false" draw:mirror-vertical="false" draw:type="rectangle" draw:enhanced-path="M 0 0 L 21600 0 21600 21600 0 21600 0 0 Z N"/></draw:custom-shape><draw:frame draw:style-name="gr82" draw:text-style-name="P114" xml:id="id28" draw:id="id28" svg:width="2.516cm" svg:height="0.477cm" svg:x="20.881cm" svg:y="10.203cm"><draw:text-box><text:p text:style-name="P104"><text:span text:style-name="T233">DataPipeline 4.N</text:span></text:p></draw:text-box></draw:frame><draw:frame draw:style-name="gr83" draw:text-style-name="P115" svg:width="1.83cm" svg:height="1.124cm" svg:x="18.746cm" svg:y="11.443cm"><draw:text-box><text:p text:style-name="P102"><text:span text:style-name="T234">...</text:span></text:p></draw:text-box></draw:frame><draw:custom-shape draw:style-name="gr84" draw:text-style-name="P117" xml:id="id33" draw:id="id33" svg:width="3.742cm" svg:height="2.05cm" svg:x="14.448cm" svg:y="0.212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85" draw:text-style-name="P115" svg:width="1.989cm" svg:height="1.068cm" svg:x="15.316cm" svg:y="0.657cm"><draw:text-box><text:p text:style-name="P102"><text:span text:style-name="T234">Users</text:span></text:p><text:p text:style-name="P102"><text:span text:style-name="T234">(internet)</text:span></text:p></draw:text-box></draw:frame><draw:connector draw:style-name="gr86" draw:text-style-name="P106" svg:x1="14.448cm" svg:y1="1.237cm" svg:x2="8.574cm" svg:y2="3.014cm" draw:start-shape="id33" draw:start-glue-point="3" draw:end-shape="id20" draw:end-glue-point="0" svg:d="M14448 1237h-5874v1777" svg:viewBox="0 0 5876 1778"><text:p/></draw:connector><draw:connector draw:style-name="gr87" draw:text-style-name="P106" draw:line-skew="0.9cm" svg:x1="11.486cm" svg:y1="4.965cm" svg:x2="18.189cm" svg:y2="1.237cm" draw:start-shape="id32" draw:start-glue-point="0" draw:end-shape="id33" draw:end-glue-point="1" svg:d="M11486 4965v-452h7204v-3276h-501" svg:viewBox="0 0 7205 3729"><text:p/></draw:connector><draw:frame draw:style-name="gr88" draw:text-style-name="P118" svg:width="0.505cm" svg:height="1.188cm" svg:x="5.3cm" svg:y="11.928cm"><draw:text-box><text:p/></draw:text-box></draw:frame><draw:line draw:style-name="gr89" draw:text-style-name="P101" svg:x1="5.963cm" svg:y1="12.172cm" svg:x2="5.954cm" svg:y2="14.272cm"><text:p/></draw:line><draw:frame draw:style-name="gr90" draw:text-style-name="P120" svg:width="0.302cm" svg:height="0.202cm" svg:x="5.799cm" svg:y="12.383cm"><draw:text-box><text:p text:style-name="P119"><text:span text:style-name="T234">D1</text:span></text:p></draw:text-box></draw:frame><draw:frame draw:style-name="gr91" draw:text-style-name="P120" svg:width="0.302cm" svg:height="0.202cm" svg:x="5.799cm" svg:y="12.683cm"><draw:text-box><text:p text:style-name="P119"><text:span text:style-name="T234">D2</text:span></text:p></draw:text-box></draw:frame><draw:frame draw:style-name="gr92" draw:text-style-name="P120" svg:width="0.302cm" svg:height="0.202cm" svg:x="5.799cm" svg:y="12.983cm"><draw:text-box><text:p text:style-name="P119"><text:span text:style-name="T234">D3</text:span></text:p></draw:text-box></draw:frame><draw:frame draw:style-name="gr93" draw:text-style-name="P120" svg:width="0.302cm" svg:height="0.202cm" svg:x="5.799cm" svg:y="13.282cm"><draw:text-box><text:p text:style-name="P119"><text:span text:style-name="T234">D4</text:span></text:p></draw:text-box></draw:frame><draw:frame draw:style-name="gr94" draw:text-style-name="P120" svg:width="0.302cm" svg:height="0.2cm" svg:x="5.799cm" svg:y="13.584cm"><draw:text-box><text:p text:style-name="P119"><text:span text:style-name="T234">D5</text:span></text:p></draw:text-box></draw:frame></draw:g></text:p>
      <text:p text:style-name="P48">The figure above shows the general architecture of the proposed design, and details the major components of the system as well as the high-level data-flows between the components <text:span text:style-name="T229">within the </text:span>system and the outside world.</text:p>
      <text:p text:style-name="Text_20_body">The system consists of the following major components:</text:p>
      <text:list xml:id="list2526209770" text:style-name="L3">
        <text:list-item>
          <text:p text:style-name="P79"><text:span text:style-name="T2">Parent Virtual Machine (Parent VM)</text:span>: The virtual machine that hosts the containers that coordinate the functions of the components in the worker nodes, as well as the WebApp container that <text:span text:style-name="T23">runs the Web Dashboard that users</text:span> will <text:span text:style-name="T23">use to </text:span>uploading documents. <text:span text:style-name="T14">The Parent VM will also be the master node that hosts the Kubernetes control plane that manages the cluster. The parent node will host the following containers:</text:span></text:p>
          <text:list>
            <text:list-item>
              <text:list>
                <text:list-item>
                  <text:p text:style-name="P79"><text:span text:style-name="T40">Dashboard </text:span><text:span text:style-name="T41">WebApp</text:span>: runs the dashboard web app<text:span text:style-name="T47">lication</text:span> that the users will access to upload files</text:p>
                </text:list-item>
                <text:list-item>
                  <text:p text:style-name="P79"><text:span text:style-name="T40">Input Coordinator</text:span>: receives the uploaded file <text:span text:style-name="T48">from the Dashboard WebApp and performs the following:</text:span></text:p>
                  <text:list>
                    <text:list-item>
                      <text:p text:style-name="P79">create a <text:span text:style-name="T59">unique </text:span><text:span text:style-name="T31">FileID</text:span> for the document <text:span text:style-name="T66">(by computing the SHA256 hash on the file contents)</text:span></text:p>
                    </text:list-item>
                    <text:list-item>
                      <text:p text:style-name="P79">detect if the document is a duplicate and <text:span text:style-name="T213">notify the Output Coordinator if it is so</text:span></text:p>
                    </text:list-item>
                    <text:list-item>
                      <text:p text:style-name="P79">store the <text:span text:style-name="T125">file contents in the </text:span><text:span text:style-name="T27">FileStore</text:span><text:span text:style-name="T46"> keyed with </text:span><text:span text:style-name="T27">FileID</text:span></text:p>
                    </text:list-item>
                    <text:list-item>
                      <text:p text:style-name="P79"><text:span text:style-name="T46">create a </text:span><text:span text:style-name="T27">task entry</text:span><text:span text:style-name="T46"> in the Transaction database the will be used to keep track and route the document through the system. A task will be uniquely identified by a TaskID and will contain other information needed for routing the file through the system (</text:span><text:span text:style-name="T27">FileID</text:span><text:span text:style-name="T46">, name, size, type, task state among others)</text:span></text:p>
                    </text:list-item>
                  </text:list>
                </text:list-item>
              </text:list>
            </text:list-item>
          </text:list>
        </text:list-item>
      </text:list>
      <text:p text:style-name="P98"><text:span text:style-name="T50">The </text:span><text:span text:style-name="T29">Input Coordinator</text:span><text:span text:style-name="T50"> will also have a </text:span><text:span text:style-name="T29">Task Allocator</text:span><text:span text:style-name="T50"> sub-component that dispatches tasks to the DataPipelines that will process them. It does this by listening to requests from DataPipeline components and serving tasks if any are available in a first-in-first-out order.</text:span></text:p>
      <text:list xml:id="list92403107723439" text:continue-numbering="true" text:style-name="L3">
        <text:list-item>
          <text:list>
            <text:list-item>
              <text:list>
                <text:list-item>
                  <text:p text:style-name="P79"><text:span text:style-name="T40">Output Coordinator</text:span>: <text:span text:style-name="T49">receives the computed results for the document from the </text:span><text:span text:style-name="T28">DataPipeline</text:span><text:span text:style-name="T49"> component on the worker VMs, stores the results in the </text:span><text:span text:style-name="T28">Transaction Database</text:span><text:span text:style-name="T49"> using the corresponding transaction ID, as well as handling any errors caused by processing failures in the worker nodes. This includes notifying users of any documents that are duplicates or that have failed to process after the appropriate number of retries.</text:span></text:p>
                </text:list-item>
              </text:list>
            </text:list-item>
          </text:list>
        </text:list-item>
        <text:list-item>
          <text:p text:style-name="P79"><text:span text:style-name="T2">Worker V</text:span><text:span text:style-name="T8">irtual </text:span><text:span text:style-name="T2">M</text:span><text:span text:style-name="T8">achine</text:span><text:span text:style-name="T2">s 1 to 4 (Worker VM.1 to </text:span><text:span text:style-name="T7">VM.</text:span><text:span text:style-name="T2">4)</text:span>: <text:span text:style-name="T24">These virtual machines will contain multiple instances of </text:span><text:span text:style-name="T26">DataPipeline</text:span><text:span text:style-name="T24"> containers which will actually perform the data processing tasks on a document. The goal is to have as many </text:span><text:span text:style-name="T26">DataPipeline</text:span><text:span text:style-name="T24"> containers running on a worker VM to parallelize the processing of the documents and maximize overall throughput.</text:span></text:p>
          <text:list>
            <text:list-item>
              <text:list>
                <text:list-item>
                  <text:p text:style-name="P79"><text:soft-page-break/><text:span text:style-name="T55">The </text:span><text:span text:style-name="T40">DataPipeline</text:span> containers have the following <text:span text:style-name="T63">sub-components</text:span>:</text:p>
                  <text:list>
                    <text:list-item>
                      <text:p text:style-name="P79"><text:span text:style-name="T40">Task</text:span><text:span text:style-name="T42">Requester</text:span>: <text:span text:style-name="T79">Constantly requests tasks from the Input Coordinator as long as the </text:span><text:span text:style-name="T32">Executor</text:span><text:span text:style-name="T79"> is not currently busy on a task. Upon receiving a task, it</text:span><text:span text:style-name="T30"> </text:span><text:span text:style-name="T53">retrieves</text:span><text:span text:style-name="T51"> the </text:span><text:span text:style-name="T54">corresponding file contents </text:span><text:span text:style-name="T53">from the FileStore </text:span><text:span text:style-name="T58">and passes it to the </text:span><text:span text:style-name="T30">Executor</text:span><text:span text:style-name="T58"> for processing.</text:span></text:p>
                    </text:list-item>
                    <text:list-item>
                      <text:p text:style-name="P79"><text:span text:style-name="T40">Executor</text:span>: Runs the steps D1 to D5 in succession <text:span text:style-name="T61">on</text:span> the <text:span text:style-name="T214">file contents</text:span> and collects the results. The executor is also responsible for retrying a step (up to 3 times) in case of failure. The results <text:span text:style-name="T60">(or failure)</text:span> are then passed to the <text:span text:style-name="T25">ResultSender</text:span>.</text:p>
                    </text:list-item>
                    <text:list-item>
                      <text:p text:style-name="P79"><text:span text:style-name="T40">ResultSender</text:span>: packages the results (or failure details) with the corresponding taskID and sends them to the <text:span text:style-name="T25">Output Coordinator</text:span> on the <text:span text:style-name="T25">Parent VM</text:span> for final processing.</text:p>
                    </text:list-item>
                  </text:list>
                </text:list-item>
              </text:list>
            </text:list-item>
          </text:list>
        </text:list-item>
      </text:list>
      <text:p text:style-name="P42"/>
      <text:h text:style-name="Heading_20_1" text:outline-level="1">Technolog<text:span text:style-name="T64">y</text:span> Review</text:h>
      <text:p text:style-name="P28"/>
      <text:p text:style-name="P28">The two major cloud <text:span text:style-name="T74">technologies</text:span> that the proposed system will use are <text:span text:style-name="T2">Docker</text:span> for <text:span text:style-name="T65">software </text:span>containers <text:span text:style-name="T65">and </text:span><text:span text:style-name="T2">Kuber</text:span><text:span text:style-name="T9">n</text:span><text:span text:style-name="T2">etes</text:span> for cluster <text:span text:style-name="T62">management</text:span>.</text:p>
      <text:p text:style-name="P29"><text:a xlink:type="simple" xlink:href="https://docs.docker.com/get-started/overview/#:~:text=Docker%20is%20an%20open%20platform,ways%20you%20manage%20your%20applications." text:style-name="Internet_20_link" text:visited-style-name="Visited_20_Internet_20_Link"><text:span text:style-name="T2">Docker</text:span></text:a> is a <text:span text:style-name="T69">platform</text:span> that allows the packaging of software services (i.e. web servers, ML compute tasks) into a <text:span text:style-name="T25">container</text:span> that <text:span text:style-name="T70">has</text:span> all the dependencies <text:span text:style-name="T71">needed by the </text:span>service and <text:span text:style-name="T75">be able to </text:span>run <text:span text:style-name="T72">it</text:span> in a lightweight, standalone execution environment. <text:span text:style-name="T67">Multiple containers can be hosted in a single virtual machine, therefore decoupling software services from specific hosts and allowing for the deployment of multiple instances of the same service in a single machine for improved reliability, increased throughput and higher resource utilization. For our purposes, each Docker container can be treated as a separate host, and can communicate (with some configuration and some help from Kubernetes) to other containers using standard web messaging interfaces (HTTP requests).</text:span></text:p>
      <text:p text:style-name="P30">Using Docker will allow for easier development of the features required by the system as they can be <text:span text:style-name="T73">coded</text:span> and tested in isolation on developer machines with a reasonable guarantee that with the correct deployment configuration they will also work correctly on the cloud. <text:span text:style-name="T68">The ability to create multiple instances of the same container will also be essential to allow for the creation of as many </text:span><text:span text:style-name="T35">DataPipeline</text:span><text:span text:style-name="T68"> components as the worker VMs can handle to parallelize the processing of the documents.</text:span></text:p>
      <text:p text:style-name="P31"><text:a xlink:type="simple" xlink:href="https://kubernetes.io/docs/concepts/overview/components/" text:style-name="Internet_20_link" text:visited-style-name="Visited_20_Internet_20_Link"><text:span text:style-name="T2">Kubernetes</text:span></text:a> allows the <text:span text:style-name="T80">setup and</text:span> management of clusters: <text:span text:style-name="T81">a</text:span> set of nodes (i.e. virtual machines) that host multiple containers. <text:span text:style-name="T87">Kubernetes has several features that will significantly affect the ease of implementation and deployment of the proposed system.</text:span></text:p>
      <text:p text:style-name="P31"><text:span text:style-name="T82">The first feature of Kubernetes that is relevant to the design system is its ability to deploy multiple instances of a component over all worker nodes with ease (you only need to specify the component image to use and how many replicas you want to deploy and it can </text:span><text:soft-page-break/><text:span text:style-name="T82">be done in a single configuration file without having to reference the explicit nodes where the components will be deployed). This relieves a lot the coordination required from the master node when initializing the </text:span><text:span text:style-name="T33">DataPipeline</text:span><text:span text:style-name="T82"> components, and will also allow for changing the number and resource allocations of the deployed containers on the fly to maximize document throughput.</text:span></text:p>
      <text:p text:style-name="P32">The second relevant feature is <text:span text:style-name="T85">Kubernetes</text:span>’ ability to allow components to directly connect to each other without going through the container’s node first. <text:span text:style-name="T85">Kubernetes’ network is designed so a container is identifiable by its assigned IP address </text:span><text:span text:style-name="T34">across all nodes</text:span><text:span text:style-name="T83">. This virtually allows the system to treat each component as a separate host, using standard web messaging techniques (HTTP requests) to transfer data. This will significantly ease the development of the logic required by the various containers required by the system.</text:span></text:p>
      <text:p text:style-name="P33">A tertiary feature that will be relevant when the system is deployed in a real environment is Kubnertes’ ability to recover from system failures (both node and container crashes). With careful design of the logic in the coordinator and <text:span text:style-name="T25">DataPipeline</text:span> containers <text:span text:style-name="T215">this will allow the system to recover from such failures without loss of documents</text:span>. <text:span text:style-name="T84">Kubernetes allows for the restarting of failed nodes and containers and with a recovery procedure these can look at the state of the tasks in the Transaction Database and continue execution of any unfinished tasks.</text:span></text:p>
      <text:p text:style-name="P35">The technologies to be used for the system’s main data storage components (<text:span text:style-name="T25">FileStore</text:span> and <text:span text:style-name="T25">Transaction Database</text:span>) are also worth discussing.</text:p>
      <text:p text:style-name="P37">The <text:span text:style-name="T25">FileStore</text:span> only requires that the documents’ contents be stored in a way that they can be <text:span text:style-name="T88">retrieved</text:span> <text:span text:style-name="T88">using a key that uniquely identifies that document. Using a cryptographic hash (such as SHA256) over the document’s contents should be sufficient to produce this key. As for the storage technology to use, a cloud BLOB storage that has atomic reads and writes should be sufficient for the purpose, again using the files SHA256 hash as the key.</text:span></text:p>
      <text:p text:style-name="P39">The use of NoSQL databases for storing <text:span text:style-name="T126">file</text:span> contents has been explored but from preliminary review it seems that the most popular NoSQL solutions for storing large files <text:span text:style-name="T216">either </text:span>have limits that could be exceeded by the expected size of the documents, or have write performance that degrades as document sizes become larger (MongoDB). <text:span text:style-name="T89">Hence the decision to use a simple keyed BLOB store.</text:span></text:p>
      <text:p text:style-name="P38">The <text:span text:style-name="T25">Transaction Database</text:span> will use a traditional RDBMS (SQL). This satisfies the requirements of the system <text:span text:style-name="T90">for task management and result storage</text:span> (atomicity and the ability to quickly perform join and filter queries). </text:p>
      <text:p text:style-name="P38"/>
      <text:p text:style-name="P34"><text:span text:style-name="T40">Designer’s note</text:span>: These reviews are based on a relatively light <text:span text:style-name="T117">overview</text:span> of the documentation <text:span text:style-name="T86">and beginner presentations</text:span> for Docker and Kubernetes. <text:span text:style-name="T85">Due to tight time constraints and limited experience, I have not been able to do proof of concept implementations to properly try out their features (particularly for Kubernetes). There could be hidden caveats in these technologies that would require changes to the design.</text:span></text:p>
      <text:p text:style-name="P36"/>
      <text:h text:style-name="P75" text:outline-level="1">Data Stores and Schemas</text:h>
      <text:p text:style-name="P3"/>
      <text:p text:style-name="P3"><text:span text:style-name="T116">First we start with a description of the data stores used by the system and the structure of the data stored within. This will provide a foundation for all the processes and dataflows that will occur in the system. </text:span>The system uses two major data stores: the <text:span text:style-name="T57">FileStore</text:span> for storing the raw <text:span text:style-name="T127">file</text:span> content, and the <text:span text:style-name="T2">Transaction Database</text:span> for storing file, task and results data.</text:p>
      <text:h text:style-name="Heading_20_2" text:outline-level="2">FileStore</text:h>
      <text:p text:style-name="P4">The <text:span text:style-name="T25">FileStore</text:span> is a simple BLOB (binary large object) <text:span text:style-name="T120">store</text:span> which has the following properties:</text:p>
      <text:list xml:id="list2656877101" text:style-name="L4">
        <text:list-item>
          <text:p text:style-name="P80"><text:span text:style-name="T92">Allows storage and retrieval of a document’s contents based on a </text:span><text:span text:style-name="T36">FileID </text:span><text:span text:style-name="T52">unique to that document</text:span></text:p>
        </text:list-item>
        <text:list-item>
          <text:p text:style-name="P81">Atomicity (all or nothing) of read and write operations</text:p>
        </text:list-item>
      </text:list>
      <text:p text:style-name="P5">A simple cloud blob storage solution (like Azure blob storage) would satisfy these requirements with the appropriate choice of <text:span text:style-name="T25">FileID</text:span>.</text:p>
      <text:p text:style-name="P40">The <text:span text:style-name="T25">FileID</text:span> itself could simply be the SHA256 hash of the contents of the file. Given the properties of the SHA256 cryptographic function (which turns any size file into a 256-bit binary string with negligible chances (~10<text:span text:style-name="T93">-60</text:span> for identical hash values for 1 billion random documents) it should be a sufficient choice for use as the <text:span text:style-name="T25">FileID</text:span>. </text:p>
      <text:p text:style-name="P4"/>
      <text:h text:style-name="Heading_20_2" text:outline-level="2">Transaction Database</text:h>
      <text:p text:style-name="P6">The transaction database is intended to store the following information:</text:p>
      <text:list xml:id="list3374087212" text:style-name="L5">
        <text:list-item>
          <text:p text:style-name="P82">A record of a document’s basic information (<text:span text:style-name="T25">FileID</text:span>, name, type, size, <text:span text:style-name="T94">owner/uploader among others)</text:span></text:p>
        </text:list-item>
        <text:list-item>
          <text:p text:style-name="P83">A record of the task that will process the document (this map<text:span text:style-name="T95">s</text:span> a task to the <text:span text:style-name="T37">FileID</text:span><text:span text:style-name="T96"> of the document</text:span> that it is processing as well has having the current status of the task)</text:p>
        </text:list-item>
        <text:list-item>
          <text:p text:style-name="P83">The results <text:span text:style-name="T96">of</text:span> running <text:span text:style-name="T97">a</text:span> document through the pipeline mapped to the document’s <text:span text:style-name="T25">FileID</text:span></text:p>
        </text:list-item>
        <text:list-item>
          <text:p text:style-name="P83">A log of the task’s status changes and the times when they happened, which will be useful for reporting, diagnostics and error recovery</text:p>
        </text:list-item>
      </text:list>
      <text:p text:style-name="P7">The rational<text:span text:style-name="T119">e</text:span> for this structure is the creation of a <text:span text:style-name="T100">logical</text:span> <text:span text:style-name="T25">Task</text:span> entity that will contain all the state required by the system to process and keep track of <text:span text:style-name="T118">a</text:span> document’<text:span text:style-name="T118">s</text:span> progress as it passes through the system. As a high-level object, a task can be thought of as</text:p>
      <text:p text:style-name="P44"><text:span text:style-name="Source_20_Text">(TaskID, FileID, </text:span><text:span text:style-name="Source_20_Text"><text:span text:style-name="T99">FileInfo,</text:span></text:span><text:span text:style-name="Source_20_Text"> TaskStatus, &lt;</text:span><text:span text:style-name="Source_20_Text"><text:span text:style-name="T99">results</text:span></text:span><text:span text:style-name="Source_20_Text">&gt;)</text:span></text:p>
      <text:p text:style-name="P96"><text:soft-page-break/>This Task entity contains all the information that the system needs to correctly route documents through the system.</text:p>
      <text:p text:style-name="P41">The schema of the database is an implementation of this high level object as relational database tables. <text:span text:style-name="T98">A more detailed description of the Transaction Database’s schema (the structure of the tables in the database) is shown below in pseudo-SQL format. Comments are in </text:span><text:span text:style-name="T103">light green</text:span><text:span text:style-name="T98">.</text:span></text:p>
      <text:p text:style-name="P7"/>
      <text:p text:style-name="P8"><text:span text:style-name="Source_20_Text">table Task(</text:span></text:p>
      <text:p text:style-name="P8"><text:span text:style-name="Source_20_Text"><text:tab/>TaskID: int identity</text:span></text:p>
      <text:p text:style-name="P8"><text:span text:style-name="Source_20_Text"><text:tab/>TaskStatus: string </text:span><text:span text:style-name="Source_20_Text"><text:span text:style-name="T101">(one of UPLOADED|PROCESSING|DONE|ERROR)</text:span></text:span></text:p>
      <text:p text:style-name="P8"><text:span text:style-name="Source_20_Text">)</text:span></text:p>
      <text:p text:style-name="P8"><text:span text:style-name="Source_20_Text">table </text:span><text:span text:style-name="Source_20_Text"><text:span text:style-name="T123">FileInfo</text:span></text:span><text:span text:style-name="Source_20_Text">(</text:span></text:p>
      <text:p text:style-name="P8"><text:span text:style-name="Source_20_Text"><text:tab/>TaskID: int </text:span><text:span text:style-name="Source_20_Text"><text:span text:style-name="T101">(foreign key to Task)</text:span></text:span></text:p>
      <text:p text:style-name="P8"><text:span text:style-name="Source_20_Text"><text:tab/>FileID: string </text:span><text:span text:style-name="Source_20_Text"><text:span text:style-name="T101">(identical to </text:span></text:span><text:span text:style-name="Source_20_Text"><text:span text:style-name="T110">the</text:span></text:span><text:span text:style-name="Source_20_Text"><text:span text:style-name="T101"> FileID used in FileStore)</text:span></text:span></text:p>
      <text:p text:style-name="P8"><text:span text:style-name="Source_20_Text"><text:tab/>Name: string</text:span></text:p>
      <text:p text:style-name="P8"><text:span text:style-name="Source_20_Text"><text:tab/>Size: numeric</text:span></text:p>
      <text:p text:style-name="P8"><text:span text:style-name="Source_20_Text"><text:tab/></text:span><text:span text:style-name="Source_20_Text"><text:span text:style-name="T121">Type: string</text:span></text:span></text:p>
      <text:p text:style-name="P8"><text:span text:style-name="Source_20_Text"><text:tab/>Owner: string </text:span><text:span text:style-name="Source_20_Text"><text:span text:style-name="T101">(the user that uploaded the file)</text:span></text:span></text:p>
      <text:p text:style-name="P8"><text:span text:style-name="Source_20_Text"><text:span text:style-name="T101"><text:tab/></text:span></text:span><text:span text:style-name="Source_20_Text"><text:span text:style-name="T104">(other fields as needed)</text:span></text:span></text:p>
      <text:p text:style-name="P8"><text:span text:style-name="Source_20_Text">)</text:span></text:p>
      <text:p text:style-name="P8"><text:span text:style-name="Source_20_Text">table Results(</text:span></text:p>
      <text:p text:style-name="P9"><text:span text:style-name="Source_20_Text"><text:tab/>TaskID: int </text:span><text:span text:style-name="Source_20_Text"><text:span text:style-name="T101">(foreign key to Task)</text:span></text:span></text:p>
      <text:p text:style-name="P8"><text:span text:style-name="Source_20_Text"><text:tab/>FileID: string</text:span></text:p>
      <text:p text:style-name="P8"><text:span text:style-name="Source_20_Text"><text:tab/>&lt;results&gt;: varies </text:span></text:p>
      <text:p text:style-name="P8"><text:span text:style-name="Source_20_Text">)</text:span></text:p>
      <text:p text:style-name="P8"><text:span text:style-name="Source_20_Text">table TaskLog(</text:span></text:p>
      <text:p text:style-name="P9"><text:span text:style-name="Source_20_Text"><text:tab/>TaskID: int </text:span><text:span text:style-name="Source_20_Text"><text:span text:style-name="T101">(foreign key to Task)</text:span></text:span></text:p>
      <text:p text:style-name="P8"><text:span text:style-name="Source_20_Text"><text:tab/>StatusChange: string </text:span><text:span text:style-name="Source_20_Text"><text:span text:style-name="T101">(same values as TaskStatus)</text:span></text:span></text:p>
      <text:p text:style-name="P8"><text:span text:style-name="Source_20_Text"><text:tab/>ChangeTime: timestamp </text:span><text:span text:style-name="Source_20_Text"><text:span text:style-name="T101">(time when the status change occur</text:span></text:span><text:span text:style-name="Source_20_Text"><text:span text:style-name="T102">r</text:span></text:span><text:span text:style-name="Source_20_Text"><text:span text:style-name="T101">ed)</text:span></text:span></text:p>
      <text:p text:style-name="P46"><text:span text:style-name="Source_20_Text">Message: string </text:span><text:span text:style-name="Source_20_Text"><text:span text:style-name="T101">(any info/diagnostic message attached to the status change)</text:span></text:span></text:p>
      <text:p text:style-name="P8"><text:span text:style-name="Source_20_Text">)</text:span></text:p>
      <text:p text:style-name="P8"/>
      <text:p text:style-name="P8"><text:soft-page-break/>Note that the <text:span text:style-name="Source_20_Text">Results</text:span> table is just a generalized abstraction for how the results would be stored in the database. It is likely that different types of results will <text:span text:style-name="T122">actually </text:span>be stored in different tables on the database (e.g. <text:span text:style-name="T115">table </text:span><text:span text:style-name="Source_20_Text">MapData(TaskID, FileID, latitude, longitude)</text:span>).</text:p>
      <text:p text:style-name="P8"/>
      <text:p text:style-name="P10">Continues on next page</text:p>
      <text:h text:style-name="P73" text:outline-level="1"/>
      <text:h text:style-name="P76" text:outline-level="1">Parent VM <text:span text:style-name="T124">Component Design</text:span></text:h>
      <text:p text:style-name="Text_20_body"><draw:g text:anchor-type="paragraph" draw:z-index="0" draw:name="Shape2" draw:style-name="gr1"><draw:custom-shape draw:style-name="gr2" draw:text-style-name="P101" svg:width="12.625cm" svg:height="7.164cm" svg:x="7.666cm" svg:y="2.28cm"><text:p/><draw:enhanced-geometry svg:viewBox="0 0 21600 21600" draw:mirror-horizontal="false" draw:mirror-vertical="false" draw:type="rectangle" draw:enhanced-path="M 0 0 L 21600 0 21600 21600 0 21600 0 0 Z N"/></draw:custom-shape><draw:frame draw:style-name="gr3" draw:text-style-name="P103" svg:width="2.294cm" svg:height="0.615cm" svg:x="12.621cm" svg:y="2.249cm"><draw:text-box><text:p text:style-name="P102"><text:span text:style-name="T230">Parent VM</text:span></text:p></draw:text-box></draw:frame><draw:custom-shape draw:style-name="gr4" draw:text-style-name="P101" xml:id="id2" draw:id="id2" svg:width="4.333cm" svg:height="2.012cm" svg:x="8.153cm" svg:y="6.914cm"><text:p/><draw:enhanced-geometry svg:viewBox="0 0 21600 21600" draw:mirror-horizontal="false" draw:mirror-vertical="false" draw:type="rectangle" draw:enhanced-path="M 0 0 L 21600 0 21600 21600 0 21600 0 0 Z N"/></draw:custom-shape><draw:frame draw:style-name="gr5" draw:text-style-name="P105" svg:width="3.294cm" svg:height="0.549cm" svg:x="8.153cm" svg:y="3.346cm"><draw:text-box><text:p text:style-name="P104"><text:span text:style-name="T230">Dashboard WebApp</text:span></text:p></draw:text-box></draw:frame><draw:custom-shape draw:style-name="gr6" draw:text-style-name="P101" xml:id="id3" draw:id="id3" svg:width="4.271cm" svg:height="1.996cm" svg:x="15.586cm" svg:y="6.93cm"><text:p/><draw:enhanced-geometry svg:viewBox="0 0 21600 21600" draw:mirror-horizontal="false" draw:mirror-vertical="false" draw:type="rectangle" draw:enhanced-path="M 0 0 L 21600 0 21600 21600 0 21600 0 0 Z N"/></draw:custom-shape><draw:custom-shape draw:style-name="gr7" draw:text-style-name="P101" xml:id="id1" draw:id="id1" svg:width="4.333cm" svg:height="1.678cm" svg:x="8.153cm" svg:y="3.344cm"><text:p/><draw:enhanced-geometry svg:viewBox="0 0 21600 21600" draw:mirror-horizontal="false" draw:mirror-vertical="false" draw:type="rectangle" draw:enhanced-path="M 0 0 L 21600 0 21600 21600 0 21600 0 0 Z N"/></draw:custom-shape><draw:frame draw:style-name="gr5" draw:text-style-name="P105" svg:width="2.599cm" svg:height="0.657cm" svg:x="8.153cm" svg:y="6.881cm"><draw:text-box><text:p text:style-name="P104"><text:span text:style-name="T230">Input Coordinator</text:span></text:p></draw:text-box></draw:frame><draw:frame draw:style-name="gr5" draw:text-style-name="P105" svg:width="2.696cm" svg:height="0.655cm" svg:x="15.6cm" svg:y="6.882cm"><draw:text-box><text:p text:style-name="P104"><text:span text:style-name="T230">Output Coordinator</text:span></text:p></draw:text-box></draw:frame><draw:connector draw:style-name="gr8" draw:text-style-name="P106" svg:x1="10.319cm" svg:y1="5.021cm" svg:x2="10.319cm" svg:y2="6.913cm" draw:start-shape="id1" draw:start-glue-point="2" draw:end-shape="id2" draw:end-glue-point="0" svg:d="M10319 5021v1892" svg:viewBox="0 0 2 1894"><text:p/></draw:connector><draw:custom-shape draw:style-name="gr9" draw:text-style-name="P101" xml:id="id4" draw:id="id4" svg:width="2.248cm" svg:height="1.784cm" svg:x="2.002cm" svg:y="0.3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108" svg:width="1.519cm" svg:height="0.528cm" svg:x="2.334cm" svg:y="0.961cm"><draw:text-box><text:p text:style-name="P107"><text:span text:style-name="T231">FileStore</text:span></text:p></draw:text-box></draw:frame><draw:custom-shape draw:style-name="gr9" draw:text-style-name="P101" xml:id="id5" draw:id="id5" svg:width="2.248cm" svg:height="1.784cm" svg:x="2.002cm" svg:y="10.435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109" svg:width="2.05cm" svg:height="0.793cm" svg:x="2.067cm" svg:y="11.098cm"><draw:text-box><text:p text:style-name="P102"><text:span text:style-name="T231">Transaction </text:span></text:p><text:p text:style-name="P102"><text:span text:style-name="T231">Database</text:span></text:p></draw:text-box></draw:frame><draw:connector draw:style-name="gr8" draw:text-style-name="P106" svg:x1="12.485cm" svg:y1="7.92cm" svg:x2="15.586cm" svg:y2="7.927cm" draw:start-shape="id2" draw:start-glue-point="1" draw:end-shape="id3" draw:end-glue-point="3" svg:d="M12485 7920h1550v7h1551" svg:viewBox="0 0 3103 9"><text:p/></draw:connector><draw:frame draw:style-name="gr10" draw:text-style-name="P110" svg:width="2.599cm" svg:height="0.521cm" draw:transform="rotate (0.00890117918517108) translate (12.6594305555556cm 7.70995833333333cm)"><draw:text-box><text:p text:style-name="P104"><text:span text:style-name="T232">duplicate(FileInfo)</text:span></text:p></draw:text-box></draw:frame><draw:frame draw:style-name="gr11" draw:text-style-name="P111" svg:width="2.948cm" svg:height="0.842cm" draw:transform="rotate (0.00959931088596882) translate (8.83884722222222cm 5.49627777777778cm)"><draw:text-box><text:p text:style-name="P104"><text:span text:style-name="T232">FileInfo, </text:span></text:p><text:p text:style-name="P104"><text:span text:style-name="T232">FileContents</text:span></text:p></draw:text-box></draw:frame><draw:connector draw:style-name="gr8" draw:text-style-name="P106" svg:x1="8.153cm" svg:y1="7.92cm" svg:x2="4.249cm" svg:y2="1.192cm" draw:start-shape="id2" draw:start-glue-point="3" draw:end-shape="id4" draw:end-glue-point="8" svg:d="M8153 7920h-1951v-6728h-1953" svg:viewBox="0 0 3905 6729"><text:p/></draw:connector><draw:frame draw:style-name="gr10" draw:text-style-name="P110" svg:width="2.248cm" svg:height="0.856cm" draw:transform="rotate (0.00942477796076938) translate (5.11527777777778cm 2.270125cm)"><draw:text-box><text:p text:style-name="P104"><text:span text:style-name="T232">FileID, </text:span></text:p><text:p text:style-name="P104"><text:span text:style-name="T232">FileContents</text:span></text:p></draw:text-box></draw:frame><draw:connector draw:style-name="gr8" draw:text-style-name="P106" svg:x1="8.153cm" svg:y1="7.92cm" svg:x2="4.249cm" svg:y2="11.328cm" draw:start-shape="id2" draw:start-glue-point="3" draw:end-shape="id5" draw:end-glue-point="8" svg:d="M8153 7920h-1951v3408h-1953" svg:viewBox="0 0 3905 3410"><text:p/></draw:connector><draw:frame draw:style-name="gr11" draw:text-style-name="P111" svg:width="2.331cm" svg:height="1.387cm" draw:transform="rotate (0.00907571211037051) translate (5.02884722222222cm 9.29216666666667cm)"><draw:text-box><text:p text:style-name="P104"><text:span text:style-name="T232">TaskID, </text:span></text:p><text:p text:style-name="P104"><text:span text:style-name="T232">FileID,</text:span></text:p><text:p text:style-name="P104"><text:span text:style-name="T232">FileInfo,</text:span></text:p><text:p text:style-name="P104"><text:span text:style-name="T232">StateUpdate</text:span></text:p></draw:text-box></draw:frame><draw:custom-shape draw:style-name="gr12" draw:text-style-name="P101" xml:id="id7" draw:id="id7" svg:width="4.271cm" svg:height="1.167cm" svg:x="12.379cm" svg:y="13.347cm"><text:p/><draw:enhanced-geometry svg:viewBox="0 0 21600 21600" draw:mirror-horizontal="false" draw:mirror-vertical="false" draw:type="rectangle" draw:enhanced-path="M 0 0 L 21600 0 21600 21600 0 21600 0 0 Z N"/></draw:custom-shape><draw:frame draw:style-name="gr5" draw:text-style-name="P105" xml:id="id6" draw:id="id6" svg:width="2.696cm" svg:height="0.655cm" svg:x="12.393cm" svg:y="13.299cm"><draw:text-box><text:p text:style-name="P104"><text:span text:style-name="T230">DataPipeline X.Y</text:span></text:p></draw:text-box></draw:frame><draw:connector draw:style-name="gr8" draw:text-style-name="P106" svg:x1="10.319cm" svg:y1="8.925cm" svg:x2="13.741cm" svg:y2="13.3cm" draw:start-shape="id2" draw:start-glue-point="2" draw:end-shape="id6" svg:d="M10319 8925v2189h3422v2186" svg:viewBox="0 0 3424 4376"><text:p/></draw:connector><draw:frame draw:style-name="gr13" draw:text-style-name="P112" svg:width="2.095cm" svg:height="0.99cm" draw:transform="rotate (0.00925024503556995) translate (10.6909305555556cm 10.6574166666667cm)"><draw:text-box><text:p text:style-name="P104"><text:span text:style-name="T232">TaskID, </text:span></text:p><text:p text:style-name="P104"><text:span text:style-name="T232">FileID</text:span></text:p></draw:text-box></draw:frame><draw:connector draw:style-name="gr8" draw:text-style-name="P106" svg:x1="16.649cm" svg:y1="13.929cm" svg:x2="17.72cm" svg:y2="8.925cm" draw:start-shape="id7" draw:start-glue-point="1" draw:end-shape="id3" svg:d="M16649 13929h1071v-5004" svg:viewBox="0 0 1072 5006"><text:p/></draw:connector><draw:frame draw:style-name="gr13" draw:text-style-name="P112" svg:width="2.86cm" svg:height="1.352cm" draw:transform="rotate (0.00925024503556995) translate (16.8222083333333cm 10.302875cm)"><draw:text-box><text:p text:style-name="P104"><text:span text:style-name="T232">TaskID, </text:span></text:p><text:p text:style-name="P104"><text:span text:style-name="T232">FileID,</text:span></text:p><text:p text:style-name="P104"><text:span text:style-name="T232">Results or Error</text:span></text:p></draw:text-box></draw:frame><draw:custom-shape draw:style-name="gr14" draw:text-style-name="P101" xml:id="id8" draw:id="id8" svg:width="3.38cm" svg:height="1.996cm" svg:x="12.139cm" svg:y="-0.787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5" draw:text-style-name="P105" svg:width="1.479cm" svg:height="0.782cm" svg:x="13.092cm" svg:y="-0.18cm"><draw:text-box><text:p text:style-name="P104"><text:span text:style-name="T230">Users</text:span></text:p></draw:text-box></draw:frame><draw:connector draw:style-name="gr8" draw:text-style-name="P106" svg:x1="12.139cm" svg:y1="0.21cm" svg:x2="10.319cm" svg:y2="3.344cm" draw:start-shape="id8" draw:start-glue-point="3" draw:end-shape="id1" draw:end-glue-point="0" svg:d="M12139 210h-1820v3134" svg:viewBox="0 0 1822 3136"><text:p/></draw:connector><draw:frame draw:style-name="gr11" draw:text-style-name="P111" svg:width="2.948cm" svg:height="0.842cm" draw:transform="rotate (0.00890117918517108) translate (8.83708333333333cm 0.975430555555556cm)"><draw:text-box><text:p text:style-name="P104"><text:span text:style-name="T232">FileInfo,</text:span></text:p><text:p text:style-name="P104"><text:span text:style-name="T232">FileContents</text:span></text:p></draw:text-box></draw:frame><draw:connector draw:style-name="gr8" draw:text-style-name="P106" draw:line-skew="2.639cm" svg:x1="19.856cm" svg:y1="7.927cm" svg:x2="15.519cm" svg:y2="0.21cm" draw:start-shape="id3" draw:start-glue-point="1" draw:end-shape="id8" draw:end-glue-point="1" svg:d="M19856 7927h3138v-7717h-7475" svg:viewBox="0 0 7477 7719"><text:p/></draw:connector><draw:frame draw:style-name="gr10" draw:text-style-name="P110" svg:width="4.499cm" svg:height="1.283cm" draw:transform="rotate (0.00855211333477222) translate (21.1878333333333cm 4.06576388888889cm)"><draw:text-box><text:p text:style-name="P104"><text:span text:style-name="T232">Notification emails</text:span></text:p><text:p text:style-name="P104"><text:span text:style-name="T232">(progress, duplicate </text:span></text:p><text:p text:style-name="P104"><text:span text:style-name="T232">or error)</text:span></text:p></draw:text-box></draw:frame><draw:custom-shape draw:style-name="gr15" draw:text-style-name="P101" svg:width="7.002cm" svg:height="2.7cm" svg:x="11.294cm" svg:y="12.414cm"><text:p/><draw:enhanced-geometry svg:viewBox="0 0 21600 21600" draw:mirror-horizontal="false" draw:mirror-vertical="false" draw:type="rectangle" draw:enhanced-path="M 0 0 L 21600 0 21600 21600 0 21600 0 0 Z N"/></draw:custom-shape><draw:frame draw:style-name="gr3" draw:text-style-name="P103" svg:width="2.292cm" svg:height="0.615cm" svg:x="11.294cm" svg:y="12.4cm"><draw:text-box><text:p text:style-name="P102"><text:span text:style-name="T230">Worker VM.X</text:span></text:p></draw:text-box></draw:frame><draw:connector draw:style-name="gr8" draw:text-style-name="P106" draw:line-skew="2.639cm 3.394cm" svg:x1="19.856cm" svg:y1="7.927cm" svg:x2="3.126cm" svg:y2="12.218cm" draw:start-shape="id3" draw:start-glue-point="1" draw:end-shape="id5" draw:end-glue-point="7" svg:d="M19856 7927h3138v8186h-19868v-3895" svg:viewBox="0 0 19870 8188"><text:p/></draw:connector><draw:frame draw:style-name="gr13" draw:text-style-name="P112" svg:width="3.389cm" svg:height="1.602cm" draw:transform="rotate (0.00890117918517108) translate (21.6905416666667cm 10.8443888888889cm)"><draw:text-box><text:p text:style-name="P104"><text:span text:style-name="T232">TaskID,</text:span></text:p><text:p text:style-name="P104"><text:span text:style-name="T232">FileID,</text:span></text:p><text:p text:style-name="P104"><text:span text:style-name="T232">Results or Error,</text:span></text:p><text:p text:style-name="P104"><text:span text:style-name="T232">StateUpdate</text:span></text:p></draw:text-box></draw:frame></draw:g></text:p>
      <text:p text:style-name="P49">The diagram above shows a more detailed view of the dataflows to and from the components of the Parent VM containers. </text:p>
      <text:h text:style-name="Heading_20_2" text:outline-level="2">Definition of Data Labels</text:h>
      <text:p text:style-name="P12">Before going into a detailed description of how the components work, we define the different kinds of data used by the system.</text:p>
      <text:list xml:id="list404447897" text:style-name="L6">
        <text:list-item>
          <text:p text:style-name="P84"><text:span text:style-name="T2">FileInfo</text:span> : a collective label for all the basic information about a file (name, size, type, <text:span text:style-name="T217">owner, </text:span>etc)</text:p>
        </text:list-item>
        <text:list-item>
          <text:p text:style-name="P84"><text:span text:style-name="T2">FileContents</text:span> : raw binary contents of a file</text:p>
        </text:list-item>
        <text:list-item>
          <text:p text:style-name="P84"><text:span text:style-name="T2">FileID</text:span> : a key that uniquely identifies a file</text:p>
        </text:list-item>
        <text:list-item>
          <text:p text:style-name="P84"><text:span text:style-name="T2">TaskID</text:span> : a key that uniquely identifies a task. <text:span text:style-name="T218">This i</text:span>s generated as a new task is written to the database</text:p>
        </text:list-item>
        <text:list-item>
          <text:p text:style-name="P84"><text:span text:style-name="T2">StateUpdate</text:span> : a collective label for the changes required to update the TaskStatus and TaskLog entries of a Task to reflect a new state</text:p>
        </text:list-item>
        <text:list-item>
          <text:p text:style-name="P84"><text:span text:style-name="T2">Results</text:span> : a <text:span text:style-name="T129">collective label</text:span> for the computed results after the FileContents have been processed by the 5 step data pipeline</text:p>
        </text:list-item>
        <text:list-item>
          <text:p text:style-name="P84"><text:span text:style-name="T2">Error</text:span> : <text:span text:style-name="T128">the</text:span> details <text:span text:style-name="T128">of </text:span>an error that occurred when trying to process the data at any point in the system</text:p>
        </text:list-item>
      </text:list>
      <text:h text:style-name="Heading_20_2" text:outline-level="2"><text:span text:style-name="T219">Parent VM </text:span>Component Descriptions</text:h>
      <text:p text:style-name="P87">The Parent VM has 3 major components: the <text:span text:style-name="T2">Dashboard WebApp</text:span>, the <text:span text:style-name="T2">Input Coordinator</text:span> and the <text:span text:style-name="T2">Output Coordinator</text:span>. The following sections will describe the functionality of each using pseudocode followed by a short <text:span text:style-name="T130">section</text:span> on the rationale for the choices made in their design.</text:p>
      <text:h text:style-name="Heading_20_3" text:outline-level="3">Dashboard WebApp</text:h>
      <text:p text:style-name="P13">Pseudocode:</text:p>
      <text:p text:style-name="Pseudocode"><text:span text:style-name="Source_20_Text">while true:</text:span></text:p>
      <text:p text:style-name="Pseudocode"><text:span text:style-name="Source_20_Text"><text:tab/>wait for upload from user</text:span></text:p>
      <text:p text:style-name="Pseudocode"><text:span text:style-name="Source_20_Text"><text:tab/>send FileInfo, FileContents to InputCoordinator</text:span></text:p>
      <text:p text:style-name="P13"/>
      <text:p text:style-name="P13">From the <text:span text:style-name="T131">standpoint</text:span> of the system, the dashboard app is a simple pass-through that just accept uploads from a user and passes it on to the Input Coordinator. </text:p>
      <text:p text:style-name="P13"/>
      <text:h text:style-name="P99" text:outline-level="3">Input Coordinator</text:h>
      <text:p text:style-name="P14">Pseudocode:</text:p>
      <text:p text:style-name="P50"><text:span text:style-name="Source_20_Text"><text:span text:style-name="T105">(</text:span></text:span><text:span text:style-name="Source_20_Text"><text:span text:style-name="T106">UploadHandler: </text:span></text:span><text:span text:style-name="Source_20_Text"><text:span text:style-name="T105">handl</text:span></text:span><text:span text:style-name="Source_20_Text"><text:span text:style-name="T111">es</text:span></text:span><text:span text:style-name="Source_20_Text"><text:span text:style-name="T105"> upload</text:span></text:span><text:span text:style-name="Source_20_Text"><text:span text:style-name="T113">s</text:span></text:span><text:span text:style-name="Source_20_Text"><text:span text:style-name="T105"> from WebApp)</text:span></text:span></text:p>
      <text:p text:style-name="Pseudocode"><text:span text:style-name="Source_20_Text">while true:</text:span></text:p>
      <text:p text:style-name="Pseudocode"><text:span text:style-name="Source_20_Text"><text:tab/>wait for FileInfo, FileContents from WebApp</text:span></text:p>
      <text:p text:style-name="Pseudocode"><text:span text:style-name="Source_20_Text"><text:tab/></text:span><text:span text:style-name="Source_20_Text"><text:span text:style-name="T132">compute FileID from FileContents</text:span></text:span></text:p>
      <text:p text:style-name="Pseudocode"><text:span text:style-name="Source_20_Text"><text:tab/></text:span><text:span text:style-name="Source_20_Text"><text:span text:style-name="T132">if FileID already in FileStore:</text:span></text:span></text:p>
      <text:p text:style-name="Pseudocode"><text:span text:style-name="Source_20_Text"><text:tab/><text:tab/></text:span><text:span text:style-name="Source_20_Text"><text:span text:style-name="T132">send dup_file(FileInfo) event to OutputCoordinator</text:span></text:span></text:p>
      <text:p text:style-name="Pseudocode"><text:span text:style-name="Source_20_Text"><text:tab/></text:span><text:span text:style-name="Source_20_Text"><text:span text:style-name="T132">else:</text:span></text:span></text:p>
      <text:p text:style-name="Pseudocode"><text:span text:style-name="Source_20_Text"><text:tab/><text:tab/></text:span><text:span text:style-name="Source_20_Text"><text:span text:style-name="T132">store FileID, FileContents in FileStore</text:span></text:span></text:p>
      <text:p text:style-name="Pseudocode"><text:span text:style-name="Source_20_Text"><text:tab/><text:tab/></text:span><text:span text:style-name="Source_20_Text"><text:span text:style-name="T133">add Task in DB from FileID, FileContents with state UPLOADED</text:span></text:span></text:p>
      <text:p text:style-name="Pseudocode"><text:span text:style-name="Source_20_Text"/></text:p>
      <text:p text:style-name="P50"><text:span text:style-name="Source_20_Text"><text:span text:style-name="T105">(</text:span></text:span><text:span text:style-name="Source_20_Text"><text:span text:style-name="T106">TaskAllocator: </text:span></text:span><text:span text:style-name="Source_20_Text"><text:span text:style-name="T105">handl</text:span></text:span><text:span text:style-name="Source_20_Text"><text:span text:style-name="T111">es</text:span></text:span><text:span text:style-name="Source_20_Text"><text:span text:style-name="T105"> task request</text:span></text:span><text:span text:style-name="Source_20_Text"><text:span text:style-name="T112">s</text:span></text:span><text:span text:style-name="Source_20_Text"><text:span text:style-name="T105"> from DataPipeline)</text:span></text:span></text:p>
      <text:p text:style-name="P50"><text:span text:style-name="Source_20_Text"><text:span text:style-name="T132">while true:</text:span></text:span></text:p>
      <text:p text:style-name="P50"><text:span text:style-name="Source_20_Text"><text:tab/></text:span><text:span text:style-name="Source_20_Text"><text:span text:style-name="T132">wait for TaskRequest from DataPilelines</text:span></text:span></text:p>
      <text:p text:style-name="P50"><text:span text:style-name="Source_20_Text"><text:tab/></text:span><text:span text:style-name="Source_20_Text"><text:span text:style-name="T132">if exists a Task with state == UPLOADED:</text:span></text:span></text:p>
      <text:p text:style-name="P50"><text:span text:style-name="Source_20_Text"><text:tab/><text:tab/></text:span><text:span text:style-name="Source_20_Text"><text:span text:style-name="T135">find oldest Task with state == UPLOADED</text:span></text:span></text:p>
      <text:p text:style-name="P50"><text:span text:style-name="Source_20_Text"><text:tab/><text:tab/></text:span><text:span text:style-name="Source_20_Text"><text:span text:style-name="T132">reply with TaskID, FileID of the Task</text:span></text:span></text:p>
      <text:p text:style-name="P50"><text:span text:style-name="Source_20_Text"><text:tab/><text:tab/></text:span><text:span text:style-name="Source_20_Text"><text:span text:style-name="T136">apply a StateUpdate to change the Task to the PROCESSING state</text:span></text:span></text:p>
      <text:p text:style-name="P50"><text:span text:style-name="Source_20_Text"><text:tab/></text:span><text:span text:style-name="Source_20_Text"><text:span text:style-name="T134">else:</text:span></text:span></text:p>
      <text:p text:style-name="P50"><text:span text:style-name="Source_20_Text"><text:tab/><text:tab/></text:span><text:span text:style-name="Source_20_Text"><text:span text:style-name="T134">reply with No Task Available</text:span></text:span></text:p>
      <text:p text:style-name="Standard"><text:span text:style-name="Source_20_Text"/></text:p>
      <text:p text:style-name="Text_20_body"><text:span text:style-name="Source_20_Text"><text:span text:style-name="T138">The input coordinator has 2 sub-components running at the same time: </text:span></text:span><text:span text:style-name="Source_20_Text"><text:span text:style-name="T139">the </text:span></text:span><text:span text:style-name="Source_20_Text"><text:span text:style-name="T10">UploadHandler</text:span></text:span><text:span text:style-name="Source_20_Text"><text:span text:style-name="T139"> which accepts </text:span></text:span><text:span text:style-name="Source_20_Text"><text:span text:style-name="T138">uploads from the WebApp, and </text:span></text:span><text:span text:style-name="Source_20_Text"><text:span text:style-name="T139">the </text:span></text:span><text:span text:style-name="Source_20_Text"><text:span text:style-name="T10">TaskAllocator</text:span></text:span><text:span text:style-name="Source_20_Text"><text:span text:style-name="T139"> which handles</text:span></text:span><text:span text:style-name="Source_20_Text"><text:span text:style-name="T138"> TaskRequests from the system’s DataPipeline containers. </text:span></text:span><text:span text:style-name="Source_20_Text"><text:span text:style-name="T141">In implementation these will just be HTTP request handlers listening on 2 different ports.</text:span></text:span></text:p>
      <text:p text:style-name="Text_20_body"><text:span text:style-name="Source_20_Text"><text:span text:style-name="T139">The </text:span></text:span><text:span text:style-name="Source_20_Text"><text:span text:style-name="T140">UploadHandler is pretty straightforward, it just receives the upload, checks if it is a duplicate and if it is not stores the file and updates the Transaction Database with the appropriate information. </text:span></text:span></text:p>
      <text:p text:style-name="Text_20_body"><text:span text:style-name="Source_20_Text"><text:span text:style-name="T142">The </text:span></text:span><text:span text:style-name="Source_20_Text"><text:span text:style-name="T170">TaskAllocator</text:span></text:span><text:span text:style-name="Source_20_Text"><text:span text:style-name="T142"> deals with the other side: it listens for TaskRequests from the system’s DataPipelines </text:span></text:span><text:span text:style-name="Source_20_Text"><text:span text:style-name="T143">and allocates any Tasks in the UPLOADED state to these requests in a first-in-first-out order. </text:span></text:span></text:p>
      <text:p text:style-name="Text_20_body"><text:span text:style-name="Source_20_Text"><text:span text:style-name="T144">A pull architecture (DataPipelines sending requests to the Input Coordinator instead of the coordinator pushing tasks out to the pipelines) was chosen to minimize the amount of state that the coordinator has to store, simplifying its implementation while also providing better error recovery in case either the Input Coordinator container or Parent VM crashes. </text:span></text:span><text:span text:style-name="Source_20_Text"><text:span text:style-name="T145">This is </text:span></text:span><text:span text:style-name="Source_20_Text"><text:span text:style-name="T147">also </text:span></text:span><text:span text:style-name="Source_20_Text"><text:span text:style-name="T145">in line with the general principles of the design of Kubernetes, which uses a similar architecture. </text:span></text:span><text:span text:style-name="Source_20_Text"><text:span text:style-name="T163">This </text:span></text:span><text:span text:style-name="Source_20_Text"><text:span text:style-name="T146">should create less framework friction (i.e. trying to do what the framework doesn’t want you to do) during implementation.</text:span></text:span></text:p>
      <text:p text:style-name="P57"><text:span text:style-name="Source_20_Text"><text:span text:style-name="T146"/></text:span></text:p>
      <text:p text:style-name="P57"><text:span text:style-name="Source_20_Text"><text:span text:style-name="T146"/></text:span></text:p>
      <text:h text:style-name="P99" text:outline-level="3"><text:span text:style-name="Source_20_Text"><text:span text:style-name="T137">Output Coordinator</text:span></text:span></text:h>
      <text:p text:style-name="P58"><text:span text:style-name="Source_20_Text"><text:span text:style-name="T148">Pseudocode:</text:span></text:span></text:p>
      <text:p text:style-name="P51"><text:span text:style-name="Source_20_Text"><text:span text:style-name="T171">while true:</text:span></text:span></text:p>
      <text:p text:style-name="P51"><text:span text:style-name="Source_20_Text"><text:tab/></text:span><text:span text:style-name="Source_20_Text"><text:span text:style-name="T171">listen to events from InputCoordinator and DataPipelines</text:span></text:span></text:p>
      <text:p text:style-name="P51"><text:span text:style-name="Source_20_Text"><text:tab/></text:span><text:span text:style-name="Source_20_Text"><text:span text:style-name="T171">if event == dup_file(FileInfo) from Input Coordinator:</text:span></text:span></text:p>
      <text:p text:style-name="P51"><text:span text:style-name="Source_20_Text"><text:tab/><text:tab/></text:span><text:span text:style-name="Source_20_Text"><text:span text:style-name="T171">send duplicate document email to Users</text:span></text:span></text:p>
      <text:p text:style-name="P51"><text:span text:style-name="Source_20_Text"><text:tab/></text:span><text:span text:style-name="Source_20_Text"><text:span text:style-name="T171">elseif event == (TaskID, FileID, results) from DataPipeline:</text:span></text:span></text:p>
      <text:p text:style-name="P51"><text:span text:style-name="Source_20_Text"><text:tab/><text:tab/></text:span><text:span text:style-name="Source_20_Text"><text:span text:style-name="T172">store (TaskID, FileID, results) in DB</text:span></text:span></text:p>
      <text:p text:style-name="P51"><text:span text:style-name="Source_20_Text"><text:tab/><text:tab/></text:span><text:span text:style-name="Source_20_Text"><text:span text:style-name="T172">perform StateUpdate on Task to set state to DONE</text:span></text:span></text:p>
      <text:p text:style-name="P51"><text:span text:style-name="Source_20_Text"><text:tab/><text:tab/></text:span><text:span text:style-name="Source_20_Text"><text:span text:style-name="T172">if (number of DONE Tasks % 1000 == 0):</text:span></text:span></text:p>
      <text:p text:style-name="P51"><text:span text:style-name="Source_20_Text"><text:tab/><text:tab/><text:tab/></text:span><text:span text:style-name="Source_20_Text"><text:span text:style-name="T172">send progress email to Users</text:span></text:span></text:p>
      <text:p text:style-name="P51"><text:span text:style-name="Source_20_Text"><text:tab/></text:span><text:span text:style-name="Source_20_Text"><text:span text:style-name="T171">elseif event == (TaskID, FileID, error) from DataPipeline:</text:span></text:span></text:p>
      <text:p text:style-name="P51"><text:span text:style-name="Source_20_Text"><text:tab/><text:tab/></text:span><text:span text:style-name="Source_20_Text"><text:span text:style-name="T173">perform StateUpdate on Task to set state to ERROR</text:span></text:span></text:p>
      <text:p text:style-name="P51"><text:span text:style-name="Source_20_Text"><text:tab/><text:tab/></text:span><text:span text:style-name="Source_20_Text"><text:span text:style-name="T173">send document error email to Users</text:span></text:span></text:p>
      <text:p text:style-name="Standard"><text:span text:style-name="Source_20_Text"><text:span text:style-name="T137"/></text:span></text:p>
      <text:p text:style-name="Text_20_body"><text:span text:style-name="Source_20_Text"><text:span text:style-name="T149">The Output Coordinator is a simple event handler that listens for events from DataPipelines and the Input Coordinator and performs the </text:span></text:span><text:span text:style-name="Source_20_Text"><text:span text:style-name="T150">corresponding</text:span></text:span><text:span text:style-name="Source_20_Text"><text:span text:style-name="T149"> action. </text:span></text:span><text:span text:style-name="Source_20_Text"><text:span text:style-name="T151">In implementation this is just an HTTP request handler listening at a given port.</text:span></text:span></text:p>
      <text:p text:style-name="P59"><text:span text:style-name="Source_20_Text"><text:span text:style-name="T149"/></text:span></text:p>
      <text:h text:style-name="Heading_20_3" text:outline-level="3"><text:span text:style-name="Source_20_Text"><text:span text:style-name="T137">Additional Considerations</text:span></text:span></text:h>
      <text:p text:style-name="P88"><text:span text:style-name="Source_20_Text"><text:span text:style-name="T152">Since the Parent VM hosts both the user-facing dashboard webapp </text:span></text:span><text:span text:style-name="Source_20_Text"><text:span text:style-name="T165">and </text:span></text:span><text:span text:style-name="Source_20_Text"><text:span text:style-name="T166">the</text:span></text:span><text:span text:style-name="Source_20_Text"><text:span text:style-name="T165"> </text:span></text:span><text:span text:style-name="Source_20_Text"><text:span text:style-name="T152">coordination infrastructure </text:span></text:span><text:span text:style-name="Source_20_Text"><text:span text:style-name="T164">for the system</text:span></text:span><text:span text:style-name="Source_20_Text"><text:span text:style-name="T152">, it is best to overprovision its containers to ensure that there are no </text:span></text:span><text:span text:style-name="Source_20_Text"><text:span text:style-name="T156">resource shortages</text:span></text:span><text:span text:style-name="Source_20_Text"><text:span text:style-name="T152"> that could affect either the user experience or bring down coordination tasks that will have system-wide effects. Given the small number of users </text:span></text:span><text:span text:style-name="Source_20_Text"><text:span text:style-name="T157">and an expected low number of messages per second </text:span></text:span><text:span text:style-name="Source_20_Text"><text:span text:style-name="T158">to process</text:span></text:span><text:span text:style-name="Source_20_Text"><text:span text:style-name="T152">, CPU utilization is expected to be pretty low, while memory and intermediate storage use could potentially be high if file sizes get too </text:span></text:span><text:span text:style-name="Source_20_Text"><text:span text:style-name="T160">large</text:span></text:span><text:span text:style-name="Source_20_Text"><text:span text:style-name="T152">. </text:span></text:span></text:p>
      <text:p text:style-name="P15"><text:span text:style-name="Source_20_Text"><text:span text:style-name="T153">However, if actual usage shows that there is enough unused resources on the Parent VM, Kubernetes should make it possible to run a few DataPipeline </text:span></text:span><text:span text:style-name="Source_20_Text"><text:span text:style-name="T154">containers</text:span></text:span><text:span text:style-name="Source_20_Text"><text:span text:style-name="T153"> on the parent </text:span></text:span><text:span text:style-name="Source_20_Text"><text:span text:style-name="T161">VM </text:span></text:span><text:span text:style-name="Source_20_Text"><text:span text:style-name="T153">to increase utilization and throughput. </text:span></text:span><text:span text:style-name="Source_20_Text"><text:span text:style-name="T168">However, c</text:span></text:span><text:span text:style-name="Source_20_Text"><text:span text:style-name="T167">are must be </text:span></text:span><text:span text:style-name="Source_20_Text"><text:span text:style-name="T169">taken</text:span></text:span><text:span text:style-name="Source_20_Text"><text:span text:style-name="T167"> to set </text:span></text:span><text:span text:style-name="Source_20_Text"><text:span text:style-name="T155">the appropriate quotas </text:span></text:span><text:span text:style-name="Source_20_Text"><text:span text:style-name="T167">to </text:span></text:span><text:span text:style-name="Source_20_Text"><text:span text:style-name="T155">make sure the coordination and user facing containers have enough </text:span></text:span><text:span text:style-name="Source_20_Text"><text:span text:style-name="T162">resources </text:span></text:span><text:span text:style-name="Source_20_Text"><text:span text:style-name="T159">for smooth operation.</text:span></text:span></text:p>
      <text:p text:style-name="P59"><text:span text:style-name="Source_20_Text"><text:span text:style-name="T137"/></text:span></text:p>
      <text:h text:style-name="P75" text:outline-level="1">Worker VM Component Design</text:h>
      <text:p text:style-name="P11"><draw:g text:anchor-type="paragraph" draw:z-index="1" draw:name="Shape3" draw:style-name="gr1"><draw:custom-shape draw:style-name="gr16" draw:text-style-name="P101" svg:width="5.934cm" svg:height="11.99cm" svg:x="6.421cm" svg:y="4.096cm"><text:p/><draw:enhanced-geometry svg:viewBox="0 0 21600 21600" draw:mirror-horizontal="false" draw:mirror-vertical="false" draw:type="rectangle" draw:enhanced-path="M 0 0 L 21600 0 21600 21600 0 21600 0 0 Z N"/></draw:custom-shape><draw:frame draw:style-name="gr3" draw:text-style-name="P103" svg:width="2.408cm" svg:height="0.646cm" svg:x="9.964cm" svg:y="4.126cm"><draw:text-box><text:p text:style-name="P102"><text:span text:style-name="T230">Worker VM.X</text:span></text:p></draw:text-box></draw:frame><draw:custom-shape draw:style-name="gr17" draw:text-style-name="P101" xml:id="id10" draw:id="id10" svg:width="3.661cm" svg:height="5.49cm" svg:x="6.832cm" svg:y="7.98cm"><text:p/><draw:enhanced-geometry svg:viewBox="0 0 21600 21600" draw:mirror-horizontal="false" draw:mirror-vertical="false" draw:type="rectangle" draw:enhanced-path="M 0 0 L 21600 0 21600 21600 0 21600 0 0 Z N"/></draw:custom-shape><draw:frame draw:style-name="gr5" draw:text-style-name="P105" svg:width="2.063cm" svg:height="0.479cm" svg:x="6.832cm" svg:y="5.814cm"><draw:text-box><text:p text:style-name="P104"><text:span text:style-name="T230">TaskReceiver</text:span></text:p></draw:text-box></draw:frame><draw:custom-shape draw:style-name="gr18" draw:text-style-name="P101" xml:id="id9" draw:id="id9" svg:width="3.661cm" svg:height="0.481cm" svg:x="6.832cm" svg:y="5.812cm"><text:p/><draw:enhanced-geometry svg:viewBox="0 0 21600 21600" draw:mirror-horizontal="false" draw:mirror-vertical="false" draw:type="rectangle" draw:enhanced-path="M 0 0 L 21600 0 21600 21600 0 21600 0 0 Z N"/></draw:custom-shape><draw:frame draw:style-name="gr5" draw:text-style-name="P105" svg:width="1.472cm" svg:height="0.533cm" svg:x="6.832cm" svg:y="8.038cm"><draw:text-box><text:p text:style-name="P104"><text:span text:style-name="T230">Executor</text:span></text:p></draw:text-box></draw:frame><draw:connector draw:style-name="gr8" draw:text-style-name="P106" svg:x1="8.661cm" svg:y1="6.292cm" svg:x2="8.661cm" svg:y2="7.98cm" draw:start-shape="id9" draw:start-glue-point="2" draw:end-shape="id10" draw:end-glue-point="0" svg:d="M8661 6292v1688" svg:viewBox="0 0 2 1690"><text:p/></draw:connector><draw:frame draw:style-name="gr11" draw:text-style-name="P111" svg:width="2.156cm" svg:height="0.957cm" draw:transform="rotate (0.00977384381116825) translate (7.74523611111111cm 6.47523611111111cm)"><draw:text-box><text:p text:style-name="P104"><text:span text:style-name="T232">TaskID,</text:span></text:p><text:p text:style-name="P104"><text:span text:style-name="T232">FileID,</text:span></text:p><text:p text:style-name="P104"><text:span text:style-name="T232">FileContents</text:span></text:p></draw:text-box></draw:frame><draw:frame draw:style-name="gr5" draw:text-style-name="P105" svg:width="2.063cm" svg:height="0.479cm" svg:x="6.832cm" svg:y="15.101cm"><draw:text-box><text:p text:style-name="P104"><text:span text:style-name="T230">ResultSender</text:span></text:p></draw:text-box></draw:frame><draw:custom-shape draw:style-name="gr18" draw:text-style-name="P101" xml:id="id11" draw:id="id11" svg:width="3.661cm" svg:height="0.481cm" svg:x="6.832cm" svg:y="15.099cm"><text:p/><draw:enhanced-geometry svg:viewBox="0 0 21600 21600" draw:mirror-horizontal="false" draw:mirror-vertical="false" draw:type="rectangle" draw:enhanced-path="M 0 0 L 21600 0 21600 21600 0 21600 0 0 Z N"/></draw:custom-shape><draw:connector draw:style-name="gr8" draw:text-style-name="P106" svg:x1="8.661cm" svg:y1="13.469cm" svg:x2="8.661cm" svg:y2="15.099cm" draw:start-shape="id10" draw:start-glue-point="2" draw:end-shape="id11" draw:end-glue-point="0" svg:d="M8661 13469v1630" svg:viewBox="0 0 2 1632"><text:p/></draw:connector><draw:frame draw:style-name="gr11" draw:text-style-name="P111" svg:width="2.692cm" svg:height="1.01cm" draw:transform="rotate (0.00977384381116825) translate (7.62881944444445cm 13.6525cm)"><draw:text-box><text:p text:style-name="P104"><text:span text:style-name="T232">TaskID,</text:span></text:p><text:p text:style-name="P104"><text:span text:style-name="T232">FileID,</text:span></text:p><text:p text:style-name="P104"><text:span text:style-name="T232">Results or Error</text:span></text:p></draw:text-box></draw:frame><draw:custom-shape draw:style-name="gr19" draw:text-style-name="P101" xml:id="id12" draw:id="id12" svg:width="1.899cm" svg:height="1.505cm" svg:x="1.002cm" svg:y="5.278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108" svg:width="1.281cm" svg:height="0.445cm" svg:x="1.282cm" svg:y="5.837cm"><draw:text-box><text:p text:style-name="P107"><text:span text:style-name="T231">FileStore</text:span></text:p></draw:text-box></draw:frame><draw:connector draw:style-name="gr8" draw:text-style-name="P106" svg:x1="2.9cm" svg:y1="6.031cm" svg:x2="6.832cm" svg:y2="6.052cm" draw:start-shape="id12" draw:start-glue-point="8" draw:end-shape="id9" draw:end-glue-point="3" svg:d="M2900 6031h1967v21h1965" svg:viewBox="0 0 3933 23"><text:p/></draw:connector><draw:frame draw:style-name="gr11" draw:text-style-name="P111" svg:width="2.278cm" svg:height="0.526cm" draw:transform="rotate (0.00925024503556995) translate (3.57363888888889cm 5.77673611111111cm)"><draw:text-box><text:p text:style-name="P104"><text:span text:style-name="T232">FileContents</text:span></text:p></draw:text-box></draw:frame><draw:custom-shape draw:style-name="gr20" draw:text-style-name="P101" svg:width="4.137cm" svg:height="10.808cm" svg:x="6.615cm" svg:y="4.941cm"><text:p/><draw:enhanced-geometry svg:viewBox="0 0 21600 21600" draw:mirror-horizontal="false" draw:mirror-vertical="false" draw:type="rectangle" draw:enhanced-path="M 0 0 L 21600 0 21600 21600 0 21600 0 0 Z N"/></draw:custom-shape><draw:frame draw:style-name="gr5" draw:text-style-name="P105" svg:width="2.534cm" svg:height="0.586cm" svg:x="6.53cm" svg:y="4.941cm"><draw:text-box><text:p text:style-name="P104"><text:span text:style-name="T230">DataPipeline X.Y</text:span></text:p></draw:text-box></draw:frame><draw:custom-shape draw:style-name="gr21" draw:text-style-name="P101" xml:id="id13" draw:id="id13" svg:width="0.761cm" svg:height="0.676cm" svg:x="8.28cm" svg:y="8.74cm"><text:p/><draw:enhanced-geometry svg:viewBox="0 0 21600 21600" draw:mirror-horizontal="false" draw:mirror-vertical="false" draw:type="rectangle" draw:enhanced-path="M 0 0 L 21600 0 21600 21600 0 21600 0 0 Z N"/></draw:custom-shape><draw:frame draw:style-name="gr5" draw:text-style-name="P105" xml:id="id15" draw:id="id15" svg:width="0.846cm" svg:height="0.533cm" svg:x="8.28cm" svg:y="8.825cm"><draw:text-box><text:p text:style-name="P104"><text:span text:style-name="T230">D1</text:span></text:p></draw:text-box></draw:frame><draw:custom-shape draw:style-name="gr21" draw:text-style-name="P101" xml:id="id14" draw:id="id14" svg:width="0.761cm" svg:height="0.676cm" svg:x="8.28cm" svg:y="11.441cm"><text:p/><draw:enhanced-geometry svg:viewBox="0 0 21600 21600" draw:mirror-horizontal="false" draw:mirror-vertical="false" draw:type="rectangle" draw:enhanced-path="M 0 0 L 21600 0 21600 21600 0 21600 0 0 Z N"/></draw:custom-shape><draw:frame draw:style-name="gr5" draw:text-style-name="P105" svg:width="0.846cm" svg:height="0.535cm" svg:x="8.28cm" svg:y="11.526cm"><draw:text-box><text:p text:style-name="P104"><text:span text:style-name="T230">D5</text:span></text:p></draw:text-box></draw:frame><draw:connector draw:style-name="gr22" draw:text-style-name="P101" draw:type="curve" draw:line-skew="-0.23cm" svg:x1="8.659cm" svg:y1="9.416cm" svg:x2="9.04cm" svg:y2="9.077cm" draw:start-shape="id13" draw:start-glue-point="2" draw:end-shape="id13" draw:end-glue-point="1" svg:d="M8659 9416c0 402 442 335 723 150 281-186 406-489-342-489" svg:viewBox="0 0 944 637"><text:p/></draw:connector><draw:connector draw:style-name="gr23" draw:text-style-name="P106" svg:x1="8.659cm" svg:y1="9.416cm" svg:x2="8.659cm" svg:y2="11.441cm" draw:start-shape="id13" draw:start-glue-point="2" draw:end-shape="id14" draw:end-glue-point="0" svg:d="M8659 9416v2025" svg:viewBox="0 0 2 2027"><text:p/></draw:connector><draw:frame draw:style-name="gr24" draw:text-style-name="P111" svg:width="0.486cm" svg:height="0.184cm" draw:transform="rotate (0.00733038285837618) translate (9.39976388888889cm 11.9521111111111cm)"><draw:text-box><text:p text:style-name="P104"><text:span text:style-name="T232">retry</text:span></text:p></draw:text-box></draw:frame><draw:frame draw:style-name="gr24" draw:text-style-name="P111" svg:width="0.163cm" svg:height="1.197cm" draw:transform="rotate (0.0108210413623648) translate (8.53369444444444cm 9.74295833333333cm)"><draw:text-box><text:p text:style-name="P104"><text:span text:style-name="T232">.</text:span></text:p><text:p text:style-name="P104"><text:span text:style-name="T232">.</text:span></text:p><text:p text:style-name="P104"><text:span text:style-name="T232">.</text:span></text:p><text:p text:style-name="P104"><text:span text:style-name="T232">.</text:span></text:p></draw:text-box></draw:frame><draw:connector draw:style-name="gr22" draw:text-style-name="P101" draw:type="curve" draw:line-skew="-0.232cm" svg:x1="8.659cm" svg:y1="12.117cm" svg:x2="9.04cm" svg:y2="11.778cm" draw:start-shape="id14" draw:start-glue-point="2" draw:end-shape="id14" draw:end-glue-point="1" svg:d="M8659 12117c0 399 442 332 723 148 281-183 406-487-342-487" svg:viewBox="0 0 944 633"><text:p/></draw:connector><draw:frame draw:style-name="gr24" draw:text-style-name="P111" svg:width="0.486cm" svg:height="0.181cm" draw:transform="rotate (0.0109955742875643) translate (9.350375cm 9.05227777777778cm)"><draw:text-box><text:p text:style-name="P104"><text:span text:style-name="T232">retry</text:span></text:p></draw:text-box></draw:frame><draw:connector draw:style-name="gr23" draw:text-style-name="P106" draw:line-skew="-0.267cm 1.674cm" svg:x1="8.281cm" svg:y1="9.091cm" svg:x2="8.663cm" svg:y2="13.421cm" draw:start-shape="id15" draw:start-glue-point="3" draw:end-shape="id16" draw:end-glue-point="0" svg:d="M8281 9091h-768v3972h1150v358" svg:viewBox="0 0 1152 4332"><text:p/></draw:connector><draw:custom-shape draw:style-name="gr25" draw:text-style-name="P101" xml:id="id16" draw:id="id16" svg:width="0.763cm" svg:height="0.048cm" svg:x="8.282cm" svg:y="13.422cm"><text:p/><draw:enhanced-geometry svg:viewBox="0 0 21600 21600" draw:mirror-horizontal="false" draw:mirror-vertical="false" draw:type="rectangle" draw:enhanced-path="M 0 0 L 21600 0 21600 21600 0 21600 0 0 Z N"/></draw:custom-shape><draw:connector draw:style-name="gr23" draw:text-style-name="P106" svg:x1="8.659cm" svg:y1="12.116cm" svg:x2="8.662cm" svg:y2="13.421cm" draw:start-shape="id14" draw:start-glue-point="2" draw:end-shape="id16" draw:end-glue-point="0" svg:d="M8659 12116v653h3v652" svg:viewBox="0 0 5 1307"><text:p/></draw:connector><draw:frame draw:style-name="gr26" draw:text-style-name="P111" svg:width="0.731cm" svg:height="0.366cm" draw:transform="rotate (0.0120427718387609) translate (7.08554166666667cm 12.9046111111111cm)"><draw:text-box><text:p text:style-name="P104"><text:span text:style-name="T232">Retry</text:span></text:p><text:p text:style-name="P104"><text:span text:style-name="T232">error</text:span></text:p></draw:text-box></draw:frame><draw:frame draw:style-name="gr26" draw:text-style-name="P111" svg:width="0.997cm" svg:height="0.255cm" draw:transform="rotate (0.0106465084371654) translate (8.20384722222222cm 12.5465416666667cm)"><draw:text-box><text:p text:style-name="P104"><text:span text:style-name="T232">Results</text:span></text:p></draw:text-box></draw:frame><draw:custom-shape draw:style-name="gr25" draw:text-style-name="P101" xml:id="id17" draw:id="id17" svg:width="0.763cm" svg:height="0.045cm" svg:x="8.282cm" svg:y="7.978cm"><text:p/><draw:enhanced-geometry svg:viewBox="0 0 21600 21600" draw:mirror-horizontal="false" draw:mirror-vertical="false" draw:type="rectangle" draw:enhanced-path="M 0 0 L 21600 0 21600 21600 0 21600 0 0 Z N"/></draw:custom-shape><draw:connector draw:style-name="gr23" draw:text-style-name="P106" svg:x1="8.662cm" svg:y1="8.023cm" svg:x2="8.659cm" svg:y2="8.741cm" draw:start-shape="id17" draw:start-glue-point="2" draw:end-shape="id13" draw:end-glue-point="0" svg:d="M8662 8023v356h-3v362" svg:viewBox="0 0 5 720"><text:p/></draw:connector><draw:custom-shape draw:style-name="gr27" draw:text-style-name="P101" svg:width="8.021cm" svg:height="1.691cm" svg:x="7.881cm" svg:y="0.212cm"><text:p/><draw:enhanced-geometry svg:viewBox="0 0 21600 21600" draw:mirror-horizontal="false" draw:mirror-vertical="false" draw:type="rectangle" draw:enhanced-path="M 0 0 L 21600 0 21600 21600 0 21600 0 0 Z N"/></draw:custom-shape><draw:frame draw:style-name="gr3" draw:text-style-name="P103" svg:width="1.936cm" svg:height="0.519cm" svg:x="10.864cm" svg:y="0.212cm"><draw:text-box><text:p text:style-name="P102"><text:span text:style-name="T230">Parent VM</text:span></text:p></draw:text-box></draw:frame><draw:custom-shape draw:style-name="gr28" draw:text-style-name="P101" xml:id="id18" draw:id="id18" svg:width="3.661cm" svg:height="0.622cm" svg:x="8.102cm" svg:y="1.027cm"><text:p/><draw:enhanced-geometry svg:viewBox="0 0 21600 21600" draw:mirror-horizontal="false" draw:mirror-vertical="false" draw:type="rectangle" draw:enhanced-path="M 0 0 L 21600 0 21600 21600 0 21600 0 0 Z N"/></draw:custom-shape><draw:custom-shape draw:style-name="gr29" draw:text-style-name="P101" xml:id="id19" draw:id="id19" svg:width="3.606cm" svg:height="0.615cm" svg:x="12.1cm" svg:y="1.034cm"><text:p/><draw:enhanced-geometry svg:viewBox="0 0 21600 21600" draw:mirror-horizontal="false" draw:mirror-vertical="false" draw:type="rectangle" draw:enhanced-path="M 0 0 L 21600 0 21600 21600 0 21600 0 0 Z N"/></draw:custom-shape><draw:frame draw:style-name="gr5" draw:text-style-name="P105" svg:width="2.197cm" svg:height="0.553cm" svg:x="8.102cm" svg:y="1cm"><draw:text-box><text:p text:style-name="P104"><text:span text:style-name="T230">Input Coordinator</text:span></text:p></draw:text-box></draw:frame><draw:frame draw:style-name="gr5" draw:text-style-name="P105" svg:width="2.274cm" svg:height="0.551cm" svg:x="12.113cm" svg:y="1.002cm"><draw:text-box><text:p text:style-name="P104"><text:span text:style-name="T230">Output Coordinator</text:span></text:p></draw:text-box></draw:frame><draw:connector draw:style-name="gr8" draw:text-style-name="P106" svg:x1="9.931cm" svg:y1="1.648cm" svg:x2="8.661cm" svg:y2="5.813cm" draw:start-shape="id18" draw:start-glue-point="2" draw:end-shape="id9" draw:end-glue-point="0" svg:d="M9931 1648v2084h-1270v2081" svg:viewBox="0 0 1272 4166"><text:p/></draw:connector><draw:frame draw:style-name="gr11" draw:text-style-name="P111" svg:width="1.682cm" svg:height="0.832cm" draw:transform="rotate (0.00942477796076938) translate (9.24983333333334cm 2.37243055555556cm)"><draw:text-box><text:p text:style-name="P104"><text:span text:style-name="T232">TaskID,</text:span></text:p><text:p text:style-name="P104"><text:span text:style-name="T232">FileID</text:span></text:p></draw:text-box></draw:frame><draw:connector draw:style-name="gr8" draw:text-style-name="P106" draw:line-skew="0.783cm" svg:x1="8.661cm" svg:y1="15.58cm" svg:x2="13.903cm" svg:y2="1.648cm" draw:start-shape="id11" draw:start-glue-point="2" draw:end-shape="id19" draw:end-glue-point="2" svg:d="M8661 15580v1284h5242v-15216" svg:viewBox="0 0 5244 15217"><text:p/></draw:connector><draw:frame draw:style-name="gr11" draw:text-style-name="P111" svg:width="2.694cm" svg:height="1.01cm" draw:transform="rotate (0.00977384381116825) translate (13.1145138888889cm 8.93409722222222cm)"><draw:text-box><text:p text:style-name="P104"><text:span text:style-name="T232">TaskID,</text:span></text:p><text:p text:style-name="P104"><text:span text:style-name="T232">FileID,</text:span></text:p><text:p text:style-name="P104"><text:span text:style-name="T232">Results or Error</text:span></text:p></draw:text-box></draw:frame></draw: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9">The diagram above is a more detailed view of the dataflows of the worker VM components. <text:span text:style-name="T220">It only has one container type, the </text:span><text:span text:style-name="T13">DataPipeline</text:span><text:span text:style-name="T220">.</text:span></text:p>
      <text:h text:style-name="P99" text:outline-level="3">DataPipeline</text:h>
      <text:p text:style-name="P16">Pseudocode:</text:p>
      <text:p text:style-name="P55">(Task<text:span text:style-name="T174">Requester</text:span>)</text:p>
      <text:p text:style-name="P52">while true:</text:p>
      <text:p text:style-name="P52"><text:tab/>wait(POLL_<text:span text:style-name="T185">INTERVAL</text:span>) <text:span text:style-name="T114">(POLL_INTERVAL is around 30 seconds)</text:span></text:p>
      <text:p text:style-name="P52"><text:tab/>if Executor is <text:span text:style-name="T184">READY</text:span>:</text:p>
      <text:p text:style-name="P52"><text:tab/><text:tab/>send TaskRequest to InputCoordinator</text:p>
      <text:p text:style-name="P52"><text:tab/><text:tab/>if Task(TaskID, FileID) received</text:p>
      <text:p text:style-name="P52"><text:tab/><text:tab/><text:tab/>fetch FileContents from FileStore using FileID</text:p>
      <text:p text:style-name="P52"><text:tab/><text:tab/><text:tab/><text:span text:style-name="T182">send</text:span> (TaskID, FileID, FileContents) <text:span text:style-name="T182">to Executor</text:span></text:p>
      <text:p text:style-name="P52"/>
      <text:p text:style-name="P56">(Executor)</text:p>
      <text:p text:style-name="P52">while true:</text:p>
      <text:p text:style-name="P52"><text:tab/>wait for (TaskID, FileID, FileContents) from TaskRequester</text:p>
      <text:p text:style-name="P52"><text:tab/><text:span text:style-name="T178">set state to BUSY, clear Errors</text:span></text:p>
      <text:p text:style-name="P52"><text:tab/><text:span text:style-name="T175">stepInput = fileContents</text:span></text:p>
      <text:p text:style-name="P52"><text:tab/>for dataStep in [D1...D5]:</text:p>
      <text:p text:style-name="P52"><text:tab/><text:tab/><text:span text:style-name="T175">retries = 0</text:span></text:p>
      <text:p text:style-name="P52"><text:tab/><text:tab/><text:span text:style-name="T181">while retries &lt;= 3:</text:span></text:p>
      <text:p text:style-name="P52"><text:tab/><text:tab/><text:tab/><text:span text:style-name="T175">stepResult = dataStep(stepInput)</text:span></text:p>
      <text:p text:style-name="P52"><text:tab/><text:tab/><text:tab/><text:span text:style-name="T175">if no error:</text:span></text:p>
      <text:p text:style-name="P52"><text:tab/><text:tab/><text:tab/><text:tab/><text:span text:style-name="T175">stepInput = stepResult</text:span></text:p>
      <text:p text:style-name="P52"><text:tab/><text:tab/><text:tab/><text:tab/><text:span text:style-name="T190">continue to next dataStep</text:span></text:p>
      <text:p text:style-name="P52"><text:tab/><text:tab/><text:span text:style-name="T183">set RetryError </text:span><text:span text:style-name="T107">(maximum retries reached)</text:span></text:p>
      <text:p text:style-name="P43"><text:span text:style-name="T107"><text:tab/><text:tab/></text:span><text:span text:style-name="T191">break </text:span><text:span text:style-name="T108">(</text:span><text:span text:style-name="T109">get out </text:span><text:span text:style-name="T108">for loop, maximum retries)</text:span></text:p>
      <text:p text:style-name="P52"><text:tab/><text:span text:style-name="T178">if no error:</text:span></text:p>
      <text:p text:style-name="P52"><text:tab/><text:tab/><text:span text:style-name="T180">Results = stepInput</text:span></text:p>
      <text:p text:style-name="P52"><text:tab/><text:tab/><text:span text:style-name="T176">send (TaskID, FileID, Results) to ResultSender</text:span></text:p>
      <text:p text:style-name="P52"><text:tab/><text:span text:style-name="T183">else:</text:span></text:p>
      <text:p text:style-name="P53"><text:tab/><text:tab/><text:span text:style-name="T175">send (TaskID, FileID, RetryError) to ResultSender</text:span></text:p>
      <text:p text:style-name="P52"><text:tab/><text:span text:style-name="T178">set state to READY</text:span></text:p>
      <text:p text:style-name="P52"/>
      <text:p text:style-name="P56">(ResultSender)</text:p>
      <text:p text:style-name="P54">while true:</text:p>
      <text:p text:style-name="P54"><text:tab/>wait for (TaskID, FileID, Results or Error) from <text:span text:style-name="T177">Executor</text:span></text:p>
      <text:p text:style-name="P54"><text:tab/><text:span text:style-name="T179">if Results:</text:span></text:p>
      <text:p text:style-name="P54"><text:tab/><text:tab/><text:span text:style-name="T179">send (TaskID, FileID, Results) to OutputCoordinator</text:span></text:p>
      <text:p text:style-name="P54"><text:tab/><text:span text:style-name="T179">elseif Error:</text:span></text:p>
      <text:p text:style-name="P54"><text:tab/><text:tab/><text:span text:style-name="T179">send (TaskID, FileID, Error) to OutputCoordinator</text:span></text:p>
      <text:p text:style-name="P16"/>
      <text:p text:style-name="P17">The DataPipeline has 3 subcomponents: the <text:span text:style-name="T2">TaskRequester</text:span> that periodically requests tasks from the InputCoordinator if the Executor is not busy, the <text:span text:style-name="T2">Executor</text:span> that runs the data steps on the FileContents, handling retries when needed, and the <text:span text:style-name="T2">ResultSender</text:span> that handles the results or errors generated by the <text:span text:style-name="T2">Executor</text:span> and sends them to the OutputCoordinator.</text:p>
      <text:p text:style-name="P18">In terms of implementation, <text:span text:style-name="T188">though </text:span>all these components can be implemented in a single process (with the TaskRequester being the outer loop that calls Executor and then ResultSender), there is an argument to be made for implementing them as separate processes as the Executor is <text:span text:style-name="T189">expected</text:span> to consume a lot of resources and can cause process-ending faults like Out of Memory errors. <text:span text:style-name="T187">If they are run as separate processes, the TaskRequester and ResultSender would still be running in case of Executor failure and take the appropriate action (in this case the ResultSender would send a document error message to the Output Coordinator and then restart the Executor).</text:span></text:p>
      <text:h text:style-name="P75" text:outline-level="1">Additional System Design <text:span text:style-name="T192">Notes</text:span></text:h>
      <text:h text:style-name="Heading_20_3" text:outline-level="3">Number of DataPipeline Containers</text:h>
      <text:p text:style-name="P19">On initial evaluation, the best number of DataPipeline containers to use in the system seems to be the greatest number that could fit given memory and storage space constraints on the Worker VMs. This would allow for the greatest amount of parallelization of the tasks while making the most use of the resources available. However, there could be other considerations that would argue for a more conservative number of DataPipelines per VM. Communication and coordination overhead cost in Kubernetes could become an issue if there are too many containers running, and limitations like the number of cores and threads supported by the underlying CPU could lead to degraded performance if there are too many containers running at the same time. <text:span text:style-name="T193">The specific numbers would have to be determined closer to production when there is a more concrete idea of the loads and resources the system will have.</text:span></text:p>
      <text:p text:style-name="P20">Fortunately Kubernetes allows for dynamically changing the number of DataPipelines <text:span text:style-name="T197">containers</text:span> in deployment, so this process could be done with relative ease.</text:p>
      <text:h text:style-name="Heading_20_3" text:outline-level="3">Detailed Logging</text:h>
      <text:p text:style-name="P21">While the values of the <text:span text:style-name="T25">TaskStatus</text:span> field <text:span text:style-name="T198">are</text:span> sufficient for routing Tasks through the system, <text:span text:style-name="T194">the addition of more granular status data for the Tasks could be useful for error diagnosis and performance tuning. For example, the PROCESSING state could be further broken down into the individual D1 to D5 steps, while also logging the amount of resources used by the Executor at each stem for a given file.</text:span></text:p>
      <text:p text:style-name="P22">To implement this, <text:span text:style-name="T195">we could add an</text:span> <text:span text:style-name="T25">ExecutorMonitor</text:span> sub-component in the DataPipeline that would be notified by the Executor at appropriate points in the data pipeline. <text:span text:style-name="T196">The ExecutorMonitor would then apply the necessary </text:span><text:span text:style-name="T38">StateUpdates</text:span><text:span text:style-name="T196"> to the Transaction Database to reflect the change in the Task’s state.</text:span></text:p>
      <text:h text:style-name="Heading_20_3" text:outline-level="3">System Failure Recovery</text:h>
      <text:p text:style-name="P24">Though the system can already handle failures at the data processing level (<text:span text:style-name="T223">errors that happen </text:span>when executing steps D1 to D5), there has been no description yet of how it may recover from system failures, such as a VM or container crash. </text:p>
      <text:p text:style-name="P63">The goal of failure recovery <text:span text:style-name="T210">in this case</text:span> is to produce results that are least surprising to the user. The user<text:span text:style-name="T200">s</text:span> expect any <text:span text:style-name="T200">unrecoverable </text:span>errors to be reported to them, and for recoverable errors to be quietly handled and not lead to loss of uploaded documents.</text:p>
      <text:p text:style-name="P69">The default behavior for a container <text:span text:style-name="T224">or VM </text:span>crash is to bring an instance of the same <text:span text:style-name="T224">entity</text:span> back up again. That should at least <text:span text:style-name="T225">turn</text:span> the expected services back on. However, the crash itself could have left the system in an inconsistent state that requires some special processing to correctly recover. </text:p>
      <text:p text:style-name="P86"><text:soft-page-break/>To begin recovering from these types of failures, we list the various possible system failures and the error state that they leave the system below:</text:p>
      <text:p text:style-name="P23"><text:tab/><text:span text:style-name="T11">WebApp Crash</text:span></text:p>
      <text:p text:style-name="P23"><text:tab/><text:tab/><text:span text:style-name="T39">ErrorState A</text:span><text:span text:style-name="T199">: User can’t upload file</text:span></text:p>
      <text:p text:style-name="P23"><text:tab/><text:span text:style-name="T11">InputCoordinator Crash</text:span></text:p>
      <text:p text:style-name="P60"><text:span text:style-name="T39">ErrorState B</text:span><text:span text:style-name="T199">: WebApp can’t send (FileInfo, FileContents) to InputCoordinator</text:span></text:p>
      <text:p text:style-name="P60"><text:span text:style-name="T39">ErrorState C</text:span><text:span text:style-name="T199">: Coordinator updated task to PROCESSING, but failed to send the corresponding TaskID, FileID to the requesting DataPipeline</text:span></text:p>
      <text:p text:style-name="P23"><text:tab/><text:span text:style-name="T11">OutputCoordinator Crash</text:span></text:p>
      <text:p text:style-name="P60"><text:span text:style-name="T39">ErrorState D</text:span><text:span text:style-name="T199">: Coordinator received results from DataPipeline but was unable to write the results to the DB</text:span></text:p>
      <text:p text:style-name="P62"><text:span text:style-name="T25">ErrorState E</text:span>: Coordinator received dup_file(FileID) from InputCoordinator but was unable to send notification email</text:p>
      <text:p text:style-name="P23"><text:tab/><text:span text:style-name="T11">DataPipeline Crash</text:span></text:p>
      <text:p text:style-name="P60"><text:span text:style-name="T39">ErrorState F</text:span><text:span text:style-name="T199">: Pipeline received (TaskID, FileID) from InputCoordinator but was unable to finish processing the file</text:span></text:p>
      <text:p text:style-name="P61"/>
      <text:p text:style-name="P70">The system then needs to specify recovery behavior for each of the ErrorStates.</text:p>
      <text:p text:style-name="P64"><text:span text:style-name="T25">ErrorState A</text:span> is immediately known by the user because they would not be able to use the WebApp. This is solved by just restarting the WebApp container which would return access to the dashboard app.</text:p>
      <text:p text:style-name="P64"><text:span text:style-name="T25">ErrorState B</text:span> can be detected by the Dashboard WebApp as it is trying to send the file to the InputCoordinator. On failure, it could retry on the expectation that the InputCoordinator will be restarted and if a sufficient number of retry failures are reached it could inform the user that the upload had failed and that they should try again.</text:p>
      <text:p text:style-name="P65"><text:span text:style-name="T25">ErrorState E</text:span> is a bit of a special case in that it is not stored in the database or filestore, and therefore the loss of the duplicate file notification would mean that a duplicate file email would not be sent. However, the consequences of this failure would not be as dire <text:span text:style-name="T226">because</text:span> an identical copy of the document would already exist in the system and would produce the results that the user expected. If we wish to properly handle this, a table for email notifications could be added in the Transaction Database to ensure that the duplicate notification email could be resent even if it is lost due to an output coordinator crash.</text:p>
      <text:p text:style-name="P65"><text:span text:style-name="T25">ErrorStates</text:span> <text:span text:style-name="T25">C,D</text:span> and <text:span text:style-name="T25">F</text:span> are similar in that they have <text:span text:style-name="T211">the same</text:span> inconsistent state: there is a task marked PROCESSING in the database, but there is no actual DataPipeline will process the file and produce results <text:span text:style-name="T201">(hence the task will never transition to the DONE or ERROR state without additional action). To recover from this failure, we use the following <text:s/>procedure:</text:span></text:p>
      <text:list xml:id="list3065049150" text:style-name="L7">
        <text:list-item>
          <text:p text:style-name="P97"><text:soft-page-break/><text:span text:style-name="T205">Periodically scan the Transaction DB to f</text:span>ind Tasks that have <text:span text:style-name="T205">been in the </text:span>PROCESSING <text:span text:style-name="T205">state </text:span>for <text:span text:style-name="T212">3</text:span>x <text:span text:style-name="T204">(or more)</text:span> the expected run time by comparing the latest <text:span text:style-name="T203">TaskLog</text:span> timestamp with the current system time</text:p>
        </text:list-item>
        <text:list-item>
          <text:p text:style-name="P97"><text:span text:style-name="T206">P</text:span>erform a StateUpdate on these tasks to return them to the UPLOADED state <text:span text:style-name="T202">(and adding a new TaskLog timestamp to move them to the back of the queue)</text:span></text:p>
        </text:list-item>
        <text:list-item>
          <text:p text:style-name="P97">Do task processing as usual</text:p>
        </text:list-item>
      </text:list>
      <text:p text:style-name="P71">The Task will then again be part of the queue of tasks <text:span text:style-name="T227">scheduled for processing </text:span>and will eventually be assigned to a DataPipeline.</text:p>
      <text:p text:style-name="P66">For this recovery procedure to work, any updates to the database concerning Tasks would have to satisfy the following properties:</text:p>
      <text:p text:style-name="P45"><text:span text:style-name="T2">Atomicity: </text:span><text:span text:style-name="T186">all updates to the DB for a particular task should be all-or-nothing (no partially stored results)</text:span></text:p>
      <text:p text:style-name="P47"><text:span text:style-name="T2">Idempotence</text:span>: applying the same DB update for a given Task even multiple times should lead to the same DB state <text:span text:style-name="T207">(e.g. updating the DB with the results of the same Task multiple times should not lead to multiple copies of the results occurring in the database)</text:span></text:p>
      <text:p text:style-name="P67">Atomicity ensures that as long as the data is written to the database, we can be sure that the <text:span text:style-name="T228">it</text:span> is complete and consistent, and idempotence ensures that even if the recovery procedure <text:span text:style-name="T208">re-processes a file that has already been processed, it would not create duplicate entries in the database.</text:span></text:p>
      <text:p text:style-name="P68">Atomicity can be achieved by simply putting all DB updates caused by a Task in a single transaction (BEGIN/COMMIT transaction in SQL), while idempotence can be achieved by checking if the database already has an identical entry for the Task before inserting new data <text:span text:style-name="T209">(IF NOT EXISTS ... INSERT in SQ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seudocode" style:family="paragraph" style:parent-style-name="Preformatted_20_Text">
      <loext:graphic-properties draw:fill="solid" draw:fill-color="#dddddd"/>
      <style:paragraph-properties fo:background-color="#dddddd" fo:padding="0.101cm" fo:border="none" style:shadow="none" style:writing-mode="pag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style:next-style-name="Index"/>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1:59:55.549000000</meta:creation-date>
    <dc:date>2020-11-01T09:23:57.185000000</dc:date>
    <meta:editing-duration>P1DT6H41M20S</meta:editing-duration>
    <meta:editing-cycles>494</meta:editing-cycles>
    <meta:generator>LibreOffice/5.4.3.2$Windows_X86_64 LibreOffice_project/92a7159f7e4af62137622921e809f8546db437e5</meta:generator>
    <meta:document-statistic meta:table-count="0" meta:image-count="0" meta:object-count="0" meta:page-count="17" meta:paragraph-count="229" meta:word-count="4505" meta:character-count="27952" meta:non-whitespace-character-count="23585"/>
  </office:meta>
</office:document-meta>
</file>